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21156a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21156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1156a"/>
    </style:style>
    <style:style style:name="P6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paragraph-rsid="0021d581" style:font-weight-asian="normal" style:font-weight-complex="normal"/>
    </style:style>
    <style:style style:name="P9" style:family="paragraph" style:parent-style-name="Standard">
      <style:text-properties fo:font-weight="normal" officeooo:rsid="0021d581" style:font-weight-asian="normal" style:font-weight-complex="normal"/>
    </style:style>
    <style:style style:name="P10" style:family="paragraph" style:parent-style-name="Standard">
      <style:text-properties fo:font-weight="bold" officeooo:rsid="0023bc25" officeooo:paragraph-rsid="0023bc25" style:font-weight-asian="bold" style:font-weight-complex="bold"/>
    </style:style>
    <style:style style:name="P11" style:family="paragraph" style:parent-style-name="Standard">
      <style:text-properties fo:font-weight="bold" officeooo:paragraph-rsid="0023bc2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style="italic" fo:font-weight="normal" officeooo:paragraph-rsid="0023bc25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1pt" fo:font-style="italic" fo:font-weight="bold" officeooo:paragraph-rsid="0023bc25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style:font-name="Liberation Mono" fo:font-size="10pt" fo:font-weight="normal" officeooo:rsid="0021d581" style:font-size-asian="10pt" style:font-weight-asian="normal" style:font-size-complex="10pt" style:font-weight-complex="normal"/>
    </style:style>
    <style:style style:name="P15" style:family="paragraph" style:parent-style-name="Standard">
      <style:text-properties officeooo:paragraph-rsid="002e7462"/>
    </style:style>
    <style:style style:name="P16" style:family="paragraph" style:parent-style-name="Standard">
      <style:text-properties officeooo:paragraph-rsid="0037713a"/>
    </style:style>
    <style:style style:name="P17" style:family="paragraph" style:parent-style-name="Standard">
      <style:text-properties officeooo:paragraph-rsid="0039c32a"/>
    </style:style>
    <style:style style:name="P18" style:family="paragraph" style:parent-style-name="Standard">
      <style:text-properties officeooo:paragraph-rsid="003a5b9f"/>
    </style:style>
    <style:style style:name="P19" style:family="paragraph" style:parent-style-name="Standard">
      <style:text-properties officeooo:paragraph-rsid="0041d076"/>
    </style:style>
    <style:style style:name="P20" style:family="paragraph" style:parent-style-name="Standard">
      <style:paragraph-properties fo:break-before="column"/>
      <style:text-properties officeooo:paragraph-rsid="0041d076"/>
    </style:style>
    <style:style style:name="T1" style:family="text">
      <style:text-properties officeooo:rsid="00114cf2"/>
    </style:style>
    <style:style style:name="T2" style:family="text">
      <style:text-properties officeooo:rsid="0003950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950f" style:font-weight-asian="normal" style:font-weight-complex="normal"/>
    </style:style>
    <style:style style:name="T5" style:family="text">
      <style:text-properties fo:font-weight="normal" officeooo:rsid="0004f916" style:font-weight-asian="normal" style:font-weight-complex="normal"/>
    </style:style>
    <style:style style:name="T6" style:family="text">
      <style:text-properties fo:font-weight="normal" officeooo:rsid="00053758" style:font-weight-asian="normal" style:font-weight-complex="normal"/>
    </style:style>
    <style:style style:name="T7" style:family="text">
      <style:text-properties fo:font-weight="normal" officeooo:rsid="000600fa" style:font-weight-asian="normal" style:font-weight-complex="normal"/>
    </style:style>
    <style:style style:name="T8" style:family="text">
      <style:text-properties fo:font-weight="normal" officeooo:rsid="0007ae32" style:font-weight-asian="normal" style:font-weight-complex="normal"/>
    </style:style>
    <style:style style:name="T9" style:family="text">
      <style:text-properties fo:font-weight="normal" officeooo:rsid="00084ba1" style:font-weight-asian="normal" style:font-weight-complex="normal"/>
    </style:style>
    <style:style style:name="T10" style:family="text">
      <style:text-properties fo:font-weight="normal" officeooo:rsid="0009af0f" style:font-weight-asian="normal" style:font-weight-complex="normal"/>
    </style:style>
    <style:style style:name="T11" style:family="text">
      <style:text-properties fo:font-weight="normal" officeooo:rsid="000c7ead" style:font-weight-asian="normal" style:font-weight-complex="normal"/>
    </style:style>
    <style:style style:name="T12" style:family="text">
      <style:text-properties fo:font-weight="normal" officeooo:rsid="000da943" style:font-weight-asian="normal" style:font-weight-complex="normal"/>
    </style:style>
    <style:style style:name="T13" style:family="text">
      <style:text-properties fo:font-weight="normal" officeooo:rsid="000e1a41" style:font-weight-asian="normal" style:font-weight-complex="normal"/>
    </style:style>
    <style:style style:name="T14" style:family="text">
      <style:text-properties fo:font-weight="normal" officeooo:rsid="000f6514" style:font-weight-asian="normal" style:font-weight-complex="normal"/>
    </style:style>
    <style:style style:name="T15" style:family="text">
      <style:text-properties fo:font-weight="normal" officeooo:rsid="00125c16" style:font-weight-asian="normal" style:font-weight-complex="normal"/>
    </style:style>
    <style:style style:name="T16" style:family="text">
      <style:text-properties fo:font-weight="normal" officeooo:rsid="0013f101" style:font-weight-asian="normal" style:font-weight-complex="normal"/>
    </style:style>
    <style:style style:name="T17" style:family="text">
      <style:text-properties fo:font-weight="normal" officeooo:rsid="00159672" style:font-weight-asian="normal" style:font-weight-complex="normal"/>
    </style:style>
    <style:style style:name="T18" style:family="text">
      <style:text-properties fo:font-weight="normal" officeooo:rsid="0016b898" style:font-weight-asian="normal" style:font-weight-complex="normal"/>
    </style:style>
    <style:style style:name="T19" style:family="text">
      <style:text-properties fo:font-weight="normal" officeooo:rsid="0018e569" style:font-weight-asian="normal" style:font-weight-complex="normal"/>
    </style:style>
    <style:style style:name="T20" style:family="text">
      <style:text-properties fo:font-weight="normal" officeooo:rsid="001a7b05" style:font-weight-asian="normal" style:font-weight-complex="normal"/>
    </style:style>
    <style:style style:name="T21" style:family="text">
      <style:text-properties fo:font-weight="normal" officeooo:rsid="001af824" style:font-weight-asian="normal" style:font-weight-complex="normal"/>
    </style:style>
    <style:style style:name="T22" style:family="text">
      <style:text-properties fo:font-weight="normal" officeooo:rsid="001d0e9f" style:font-weight-asian="normal" style:font-weight-complex="normal"/>
    </style:style>
    <style:style style:name="T23" style:family="text">
      <style:text-properties fo:font-weight="normal" officeooo:rsid="001d9066" style:font-weight-asian="normal" style:font-weight-complex="normal"/>
    </style:style>
    <style:style style:name="T24" style:family="text">
      <style:text-properties fo:font-weight="normal" officeooo:rsid="001f95b3" style:font-weight-asian="normal" style:font-weight-complex="normal"/>
    </style:style>
    <style:style style:name="T25" style:family="text">
      <style:text-properties fo:font-weight="normal" officeooo:rsid="0021156a" style:font-weight-asian="normal" style:font-weight-complex="normal"/>
    </style:style>
    <style:style style:name="T26" style:family="text">
      <style:text-properties fo:font-weight="normal" officeooo:rsid="000ab6c3" style:font-weight-asian="normal" style:font-weight-complex="normal"/>
    </style:style>
    <style:style style:name="T27" style:family="text">
      <style:text-properties fo:font-weight="normal" officeooo:rsid="0021d581" style:font-weight-asian="normal" style:font-weight-complex="normal"/>
    </style:style>
    <style:style style:name="T28" style:family="text">
      <style:text-properties fo:font-weight="normal" officeooo:rsid="0023bc25" style:font-weight-asian="normal" style:font-weight-complex="normal"/>
    </style:style>
    <style:style style:name="T29" style:family="text">
      <style:text-properties fo:font-weight="normal" officeooo:rsid="00246405" style:font-weight-asian="normal" style:font-weight-complex="normal"/>
    </style:style>
    <style:style style:name="T30" style:family="text">
      <style:text-properties fo:font-weight="normal" officeooo:rsid="002558f0" style:font-weight-asian="normal" style:font-weight-complex="normal"/>
    </style:style>
    <style:style style:name="T31" style:family="text">
      <style:text-properties fo:font-weight="normal" officeooo:rsid="0026b551" style:font-weight-asian="normal" style:font-weight-complex="normal"/>
    </style:style>
    <style:style style:name="T32" style:family="text">
      <style:text-properties fo:font-weight="normal" officeooo:rsid="00283b1f" style:font-weight-asian="normal" style:font-weight-complex="normal"/>
    </style:style>
    <style:style style:name="T33" style:family="text">
      <style:text-properties fo:font-weight="normal" officeooo:rsid="002a3431" style:font-weight-asian="normal" style:font-weight-complex="normal"/>
    </style:style>
    <style:style style:name="T34" style:family="text">
      <style:text-properties fo:font-weight="normal" officeooo:rsid="002a5baa" style:font-weight-asian="normal" style:font-weight-complex="normal"/>
    </style:style>
    <style:style style:name="T35" style:family="text">
      <style:text-properties fo:font-weight="normal" officeooo:rsid="002aad1e" style:font-weight-asian="normal" style:font-weight-complex="normal"/>
    </style:style>
    <style:style style:name="T36" style:family="text">
      <style:text-properties fo:font-weight="normal" officeooo:rsid="002baaff" style:font-weight-asian="normal" style:font-weight-complex="normal"/>
    </style:style>
    <style:style style:name="T37" style:family="text">
      <style:text-properties fo:font-weight="normal" officeooo:rsid="002c3689" style:font-weight-asian="normal" style:font-weight-complex="normal"/>
    </style:style>
    <style:style style:name="T38" style:family="text">
      <style:text-properties fo:font-weight="normal" officeooo:rsid="002e7462" style:font-weight-asian="normal" style:font-weight-complex="normal"/>
    </style:style>
    <style:style style:name="T39" style:family="text">
      <style:text-properties fo:font-weight="normal" officeooo:rsid="002fba29" style:font-weight-asian="normal" style:font-weight-complex="normal"/>
    </style:style>
    <style:style style:name="T40" style:family="text">
      <style:text-properties fo:font-weight="normal" officeooo:rsid="00309990" style:font-weight-asian="normal" style:font-weight-complex="normal"/>
    </style:style>
    <style:style style:name="T41" style:family="text">
      <style:text-properties fo:font-weight="normal" officeooo:rsid="0031376c" style:font-weight-asian="normal" style:font-weight-complex="normal"/>
    </style:style>
    <style:style style:name="T42" style:family="text">
      <style:text-properties fo:font-weight="normal" officeooo:rsid="0031b5e8" style:font-weight-asian="normal" style:font-weight-complex="normal"/>
    </style:style>
    <style:style style:name="T43" style:family="text">
      <style:text-properties fo:font-weight="normal" officeooo:rsid="00328673" style:font-weight-asian="normal" style:font-weight-complex="normal"/>
    </style:style>
    <style:style style:name="T44" style:family="text">
      <style:text-properties fo:font-weight="normal" officeooo:rsid="003305e2" style:font-weight-asian="normal" style:font-weight-complex="normal"/>
    </style:style>
    <style:style style:name="T45" style:family="text">
      <style:text-properties fo:font-weight="normal" officeooo:rsid="00346d90" style:font-weight-asian="normal" style:font-weight-complex="normal"/>
    </style:style>
    <style:style style:name="T46" style:family="text">
      <style:text-properties fo:font-weight="normal" officeooo:rsid="0037180e" style:font-weight-asian="normal" style:font-weight-complex="normal"/>
    </style:style>
    <style:style style:name="T47" style:family="text">
      <style:text-properties fo:font-weight="normal" officeooo:rsid="0037713a" style:font-weight-asian="normal" style:font-weight-complex="normal"/>
    </style:style>
    <style:style style:name="T48" style:family="text">
      <style:text-properties fo:font-weight="normal" officeooo:rsid="0037b038" style:font-weight-asian="normal" style:font-weight-complex="normal"/>
    </style:style>
    <style:style style:name="T49" style:family="text">
      <style:text-properties fo:font-weight="normal" officeooo:rsid="00384ff4" style:font-weight-asian="normal" style:font-weight-complex="normal"/>
    </style:style>
    <style:style style:name="T50" style:family="text">
      <style:text-properties fo:font-weight="normal" officeooo:rsid="003c2321" style:font-weight-asian="normal" style:font-weight-complex="normal"/>
    </style:style>
    <style:style style:name="T51" style:family="text">
      <style:text-properties fo:font-weight="normal" officeooo:rsid="003dda6d" style:font-weight-asian="normal" style:font-weight-complex="normal"/>
    </style:style>
    <style:style style:name="T52" style:family="text">
      <style:text-properties fo:font-weight="normal" officeooo:rsid="003eae9e" style:font-weight-asian="normal" style:font-weight-complex="normal"/>
    </style:style>
    <style:style style:name="T53" style:family="text">
      <style:text-properties fo:font-weight="normal" officeooo:rsid="004021d6" style:font-weight-asian="normal" style:font-weight-complex="normal"/>
    </style:style>
    <style:style style:name="T54" style:family="text">
      <style:text-properties fo:font-weight="normal" officeooo:rsid="0045c375" style:font-weight-asian="normal" style:font-weight-complex="normal"/>
    </style:style>
    <style:style style:name="T55" style:family="text">
      <style:text-properties fo:font-weight="normal" officeooo:rsid="00471446" style:font-weight-asian="normal" style:font-weight-complex="normal"/>
    </style:style>
    <style:style style:name="T56" style:family="text">
      <style:text-properties fo:font-weight="normal" officeooo:rsid="0047602c" style:font-weight-asian="normal" style:font-weight-complex="normal"/>
    </style:style>
    <style:style style:name="T57" style:family="text">
      <style:text-properties fo:font-weight="normal" officeooo:rsid="004765fb" style:font-weight-asian="normal" style:font-weight-complex="normal"/>
    </style:style>
    <style:style style:name="T58" style:family="text">
      <style:text-properties fo:font-weight="normal" officeooo:rsid="0047cd4c" style:font-weight-asian="normal" style:font-weight-complex="normal"/>
    </style:style>
    <style:style style:name="T59" style:family="text">
      <style:text-properties fo:font-weight="normal" officeooo:rsid="004afcde" style:font-weight-asian="normal" style:font-weight-complex="normal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0c7ead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0da943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125c16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16b898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18e569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1d0e9f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21156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21d58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2fba29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31376c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37180e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37b038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384ff4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04f916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16b898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18e569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1a7b05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1af824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1f95b3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021156a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21d581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283b1f" style:font-style-asian="italic" style:font-weight-asian="bold" style:font-style-complex="italic" style:font-weight-complex="bold"/>
    </style:style>
    <style:style style:name="T85" style:family="text">
      <style:text-properties fo:font-style="italic" fo:font-weight="bold" officeooo:rsid="002aad1e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03950f" style:font-style-asian="italic" style:font-weight-asian="bold" style:font-style-complex="italic" style:font-weight-complex="bold"/>
    </style:style>
    <style:style style:name="T87" style:family="text">
      <style:text-properties fo:font-style="italic" fo:font-weight="bold" officeooo:rsid="000f6514" style:font-style-asian="italic" style:font-weight-asian="bold" style:font-style-complex="italic" style:font-weight-complex="bold"/>
    </style:style>
    <style:style style:name="T88" style:family="text">
      <style:text-properties fo:font-style="italic" fo:font-weight="bold" officeooo:rsid="00125c16" style:font-style-asian="italic" style:font-weight-asian="bold" style:font-style-complex="italic" style:font-weight-complex="bold"/>
    </style:style>
    <style:style style:name="T89" style:family="text">
      <style:text-properties fo:font-style="italic" fo:font-weight="bold" officeooo:rsid="002baaff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officeooo:rsid="002e7462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02fba29" style:font-style-asian="italic" style:font-weight-asian="bold" style:font-style-complex="italic" style:font-weight-complex="bold"/>
    </style:style>
    <style:style style:name="T92" style:family="text">
      <style:text-properties fo:font-style="italic" fo:font-weight="bold" officeooo:rsid="003305e2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officeooo:rsid="00346d90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037713a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037b038" style:font-style-asian="italic" style:font-weight-asian="bold" style:font-style-complex="italic" style:font-weight-complex="bold"/>
    </style:style>
    <style:style style:name="T96" style:family="text">
      <style:text-properties fo:font-style="italic" fo:font-weight="bold" officeooo:rsid="001d0e9f" style:font-style-asian="italic" style:font-weight-asian="bold" style:font-style-complex="italic" style:font-weight-complex="bold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04f916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125c16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13f10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16b898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18e56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1d0e9f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21156a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21d58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2558f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283b1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aad1e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2baaff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2fba29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31376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3305e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346d90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7713a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37b038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384ff4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2558f0" style:font-style-asian="normal" style:font-weight-asian="bold" style:font-style-complex="normal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officeooo:rsid="00084ba1" style:font-weight-asian="bold" style:font-weight-complex="bold"/>
    </style:style>
    <style:style style:name="T121" style:family="text">
      <style:text-properties fo:font-weight="bold" officeooo:rsid="0021d581" style:font-weight-asian="bold" style:font-weight-complex="bold"/>
    </style:style>
    <style:style style:name="T122" style:family="text">
      <style:text-properties fo:font-weight="bold" officeooo:rsid="00114cf2" style:font-weight-asian="bold" style:font-weight-complex="bold"/>
    </style:style>
    <style:style style:name="T123" style:family="text">
      <style:text-properties fo:font-weight="bold" officeooo:rsid="002558f0" style:font-weight-asian="bold" style:font-weight-complex="bold"/>
    </style:style>
    <style:style style:name="T124" style:family="text">
      <style:text-properties fo:font-weight="bold" officeooo:rsid="0037713a" style:font-weight-asian="bold" style:font-weight-complex="bold"/>
    </style:style>
    <style:style style:name="T125" style:family="text">
      <style:text-properties fo:font-weight="bold" officeooo:rsid="00384ff4" style:font-weight-asian="bold" style:font-weight-complex="bold"/>
    </style:style>
    <style:style style:name="T126" style:family="text">
      <style:text-properties fo:font-weight="bold" officeooo:rsid="003bca62" style:font-weight-asian="bold" style:font-weight-complex="bold"/>
    </style:style>
    <style:style style:name="T127" style:family="text">
      <style:text-properties officeooo:rsid="000da943"/>
    </style:style>
    <style:style style:name="T128" style:family="text">
      <style:text-properties fo:font-size="11pt" fo:font-style="italic" fo:font-weight="normal" officeooo:rsid="000ab6c3" style:font-size-asian="11pt" style:font-style-asian="italic" style:font-weight-asian="normal" style:font-size-complex="11pt" style:font-style-complex="italic" style:font-weight-complex="normal"/>
    </style:style>
    <style:style style:name="T129" style:family="text">
      <style:text-properties fo:font-size="11pt" fo:font-style="italic" fo:font-weight="normal" officeooo:rsid="0023bc25" style:font-size-asian="11pt" style:font-style-asian="italic" style:font-weight-asian="normal" style:font-size-complex="11pt" style:font-style-complex="italic" style:font-weight-complex="normal"/>
    </style:style>
    <style:style style:name="T130" style:family="text">
      <style:text-properties fo:font-size="11pt" fo:font-style="italic" fo:font-weight="normal" officeooo:rsid="0021156a" style:font-size-asian="11pt" style:font-style-asian="italic" style:font-weight-asian="normal" style:font-size-complex="11pt" style:font-style-complex="italic" style:font-weight-complex="normal"/>
    </style:style>
    <style:style style:name="T131" style:family="text">
      <style:text-properties fo:font-size="11pt" fo:font-style="italic" fo:font-weight="bold" officeooo:rsid="0021156a" style:font-size-asian="11pt" style:font-style-asian="italic" style:font-weight-asian="bold" style:font-size-complex="11pt" style:font-style-complex="italic" style:font-weight-complex="bold"/>
    </style:style>
    <style:style style:name="T132" style:family="text">
      <style:text-properties officeooo:rsid="00246405"/>
    </style:style>
    <style:style style:name="T133" style:family="text">
      <style:text-properties officeooo:rsid="002aad1e"/>
    </style:style>
    <style:style style:name="T134" style:family="text">
      <style:text-properties style:font-name="Liberation Mono" fo:font-size="10pt" fo:font-weight="normal" officeooo:rsid="0021d581" style:font-size-asian="10pt" style:font-weight-asian="normal" style:font-size-complex="10pt" style:font-weight-complex="normal"/>
    </style:style>
    <style:style style:name="T135" style:family="text">
      <style:text-properties style:font-name="Liberation Mono" fo:font-size="10pt" fo:font-weight="normal" officeooo:rsid="002e7462" style:font-size-asian="10pt" style:font-weight-asian="normal" style:font-size-complex="10pt" style:font-weight-complex="normal"/>
    </style:style>
    <style:style style:name="T136" style:family="text">
      <style:text-properties style:font-name="Liberation Mono" fo:font-size="10pt" fo:font-style="italic" fo:font-weight="normal" officeooo:rsid="0021d581" style:font-size-asian="10pt" style:font-style-asian="italic" style:font-weight-asian="normal" style:font-size-complex="10pt" style:font-style-complex="italic" style:font-weight-complex="normal"/>
    </style:style>
    <style:style style:name="T137" style:family="text">
      <style:text-properties style:font-name="Liberation Mono" fo:font-size="10pt" fo:font-style="italic" fo:font-weight="normal" officeooo:rsid="002e7462" style:font-size-asian="10pt" style:font-style-asian="italic" style:font-weight-asian="normal" style:font-size-complex="10pt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28">Tłumaczenie z angielskiego: Fibogacci (</text:span><text:a xlink:type="simple" xlink:href="http://mxlinux.pl/" text:style-name="Internet_20_link" text:visited-style-name="Visited_20_Internet_20_Link"><text:span text:style-name="T129">http://mxlinux.pl</text:span></text:a><text:span text:style-name="T129">, </text:span><text:a xlink:type="simple" xlink:href="https://facebook.com/mxlinuxpl" text:style-name="Internet_20_link" text:visited-style-name="Visited_20_Internet_20_Link"><text:span text:style-name="T128">https://facebook.com/mxlinuxpl</text:span></text:a><text:span text:style-name="T128">)</text:span></text:p>
      <text:p text:style-name="P13"><text:span text:style-name="T28">Wersja: </text:span><text:span text:style-name="T26">202206</text:span><text:span text:style-name="T50">27</text:span><text:span text:style-name="T26">T</text:span><text:span text:style-name="T59">0125</text:span></text:p>
      <text:p text:style-name="P1"/>
      <text:p text:style-name="P5"><text:span text:style-name="T130">Oryginał na:</text:span><text:span text:style-name="T131"> </text:span><text:a xlink:type="simple" xlink:href="https://www.facebook.com/groups/665300826967101/posts/2299873573509810/" text:style-name="Internet_20_link" text:visited-style-name="Visited_20_Internet_20_Link"><text:span text:style-name="T130">https://www.facebook.com/groups/665300826967101/posts/2299873573509810/</text:span></text:a><text:span text:style-name="T25"> </text:span><text:span text:style-name="T119"><text:line-break/><text:line-break/></text:span></text:p>
      <text:p text:style-name="P4">Uwagi dotyczące systemu antiX live, używanego przez MX Linux</text:p>
      <text:p text:style-name="P10"/>
      <text:p text:style-name="P3">Te notatki dotyczące systemu antix Live, używanego przez MX Linux, zostały stworzone przez członka <text:span text:style-name="T133">oficjalnego F</text:span>orum <text:span text:style-name="T133">MX Linux </text:span><text:span text:style-name="T119">thomasl</text:span> i są tutaj <text:span text:style-name="T2">umieszczone </text:span>za jego uprzejmą zgodą:</text:p>
      <text:p text:style-name="P2"/>
      <text:p text:style-name="Standard"><text:span text:style-name="T3">(Zastrzeżenie: te uwagi są oparte na </text:span><text:span text:style-name="T4">tym, jak ja rozumiem funkcję </text:span><text:span text:style-name="T85">P</text:span><text:span text:style-name="T86">ersistence</text:span><text:span text:style-name="T4"> w </text:span><text:span text:style-name="T3">MX </text:span><text:span text:style-name="T4">Linux – to rozumienie</text:span><text:span text:style-name="T3"> może, ale nie musi być prawidłow</text:span><text:span text:style-name="T4">e</text:span><text:span text:style-name="T3">. Dlatego jestem wdzięczny za poprawki i/lub dodatkowe materiały od </text:span><text:span text:style-name="T4">wszystkich, którzy znają tę funkcję</text:span><text:span text:style-name="T3">. </text:span><text:span text:style-name="T4">Istnieje</text:span><text:span text:style-name="T3"> również seria filmów autorstwa @dolphin_oracle, które wyjaśniają i pokazują wiele szczegółów, </text:span><text:span text:style-name="T4">o których piszę w tym<text:line-break/>i kolejnym wpisie</text:span><text:span text:style-name="T3">.)</text:span></text:p>
      <text:p text:style-name="P2"/>
      <text:p text:style-name="Standard"><text:span text:style-name="T3">Dla mnie jedną z najlepszych (i niedocenianych </text:span><text:span text:style-name="T5">w mojej opinii</text:span><text:span text:style-name="T3">) funkcji MX Linux jest opcja </text:span><text:span text:style-name="T5">oszczędnej instalacji </text:span><text:span text:style-name="T76">Frugal Install</text:span><text:span text:style-name="T3"> (i powiązane </text:span><text:span text:style-name="T5">z nią </text:span><text:span text:style-name="T3">opcje </text:span><text:span text:style-name="T76">Persistence</text:span><text:span text:style-name="T98"> – u</text:span><text:span text:style-name="T108">trwalania</text:span><text:span text:style-name="T3">). </text:span><text:span text:style-name="T5">Dlaczego</text:span><text:span text:style-name="T3">? </text:span><text:span text:style-name="T5">Z</text:span><text:span text:style-name="T3"> wielu powodów - niektóre z nich </text:span><text:span text:style-name="T5">przedstawię w tym i kolejnym wpisie</text:span><text:span text:style-name="T3">.</text:span></text:p>
      <text:p text:style-name="P2"/>
      <text:p text:style-name="Standard"><text:span text:style-name="T9">Po pierwsze, o</text:span><text:span text:style-name="T3">szczędn</text:span><text:span text:style-name="T6">ą</text:span><text:span text:style-name="T3"> instalacj</text:span><text:span text:style-name="T8">ę</text:span><text:span text:style-name="T3"> MX można zredukować do </text:span><text:span text:style-name="T119">zaledwie czterech plików</text:span><text:span text:style-name="T3">. Tak, zgadza się. </text:span><text:span text:style-name="T6">K</text:span><text:span text:style-name="T3">ompletn</text:span><text:span text:style-name="T6">a instalacja</text:span><text:span text:style-name="T3"> Linu</text:span><text:span text:style-name="T6">ksa</text:span><text:span text:style-name="T3"> w zaledwie czterech plikach. </text:span><text:span text:style-name="T6">Z</text:span><text:span text:style-name="T3">apisz te pliki na dysku kopii zapasowej (lub dwóch) lub (bezpiecznie zaszyfrowane) w chmur</text:span><text:span text:style-name="T6">ze</text:span><text:span text:style-name="T3"> i masz pełną kopię zapasową systemu. Nawet w pełni funkcjonalna instalacja ze wszystkimi </text:span><text:span text:style-name="T6">„bajerami”</text:span><text:span text:style-name="T3"> (jak opisan</text:span><text:span text:style-name="T6">o</text:span><text:span text:style-name="T3"> poniżej) jest tylko o jeden plik większ</text:span><text:span text:style-name="T6">a</text:span><text:span text:style-name="T3"> (istnieją również małe, dodatkowe pliki specyficzne dla </text:span><text:span text:style-name="T6">danego </text:span><text:span text:style-name="T3">komputera, ale nie są one wymagane do </text:span><text:span text:style-name="T6">u</text:span><text:span text:style-name="T3">tworzenia kopii zapasowej). </text:span><text:span text:style-name="T7">Całkiem nieźle, co?</text:span></text:p>
      <text:p text:style-name="P2"/>
      <text:p text:style-name="P17"><text:span text:style-name="T3">Po drugie, te cztery (lub pięć) plików mo</text:span><text:span text:style-name="T9">że</text:span><text:span text:style-name="T3"> znajdować się </text:span><text:span text:style-name="T9">w</text:span><text:span text:style-name="T3"> </text:span><text:span text:style-name="T120">DOWOLNYM</text:span><text:span text:style-name="T3"> systemie plików. Oznacza to, że możesz mieć pełn</text:span><text:span text:style-name="T9">y</text:span><text:span text:style-name="T3"> </text:span><text:span text:style-name="T9">s</text:span><text:span text:style-name="T3">ystem Linux uruchomiony na komputerze z systemem Windows bez konieczności ponownego partycjonowania dysku(ów) lub zmi</text:span><text:span text:style-name="T9">any</text:span><text:span text:style-name="T3"> system</text:span><text:span text:style-name="T9">u</text:span><text:span text:style-name="T3"> plików na </text:span><text:span text:style-name="T9">żadnej</text:span><text:span text:style-name="T3"> z istniejących partycji. Jest to szczególnie cenne, jeśli chcesz „</text:span><text:span text:style-name="T10">badać nowe obszary</text:span><text:span text:style-name="T3">” z MX Linux.</text:span></text:p>
      <text:p text:style-name="P17"><text:span text:style-name="T10"/></text:p>
      <text:p text:style-name="P17"><text:span text:style-name="T10">Albo taki przykład. M</text:span><text:span text:style-name="T3">ogę skopiować mój system (</text:span><text:span text:style-name="T10">tzn</text:span><text:span text:style-name="T3">. te cztery lub pięć plików) na </text:span><text:span text:style-name="T21">pendrive</text:span><text:span text:style-name="T10"> </text:span><text:span text:style-name="T3">USB<text:line-break/></text:span><text:span text:style-name="T35">i </text:span><text:span text:style-name="T3">zainstal</text:span><text:span text:style-name="T10">ować go</text:span><text:span text:style-name="T3"> za pomocą kilku poleceń CLI na prawie każdym komputerze (z wystarczającą ilością wolnego miejsca na te </text:span><text:span text:style-name="T10">pliki</text:span><text:span text:style-name="T3">). Tak więc </text:span><text:span text:style-name="T10">wdrożenie i uruchomienie</text:span><text:span text:style-name="T3"> MX na drugim (lub trzecim </text:span><text:span text:style-name="T10">i kolejnych</text:span><text:span text:style-name="T3">) komputerze lub laptopie to </text:span><text:span text:style-name="T10">łatwizna.</text:span></text:p>
      <text:p text:style-name="P2"/>
      <text:p text:style-name="P2">Przyjrzyjmy się bliżej tym czterem plikom. Z jednej strony mamy <text:span text:style-name="T75">vmlinuz</text:span> i <text:span text:style-name="T75">initrd.gz</text:span>, które są</text:p>
      <text:p text:style-name="Standard"><text:span text:style-name="T3">dw</text:span><text:span text:style-name="T11">oma</text:span><text:span text:style-name="T3"> podstawo</text:span><text:span text:style-name="T11">wymi</text:span><text:span text:style-name="T3"> plik</text:span><text:span text:style-name="T11">ami dla GRUB</text:span><text:span text:style-name="T3"> (lub </text:span><text:span text:style-name="T11">dla innego</text:span><text:span text:style-name="T3"> </text:span><text:span text:style-name="T11">podobnego menedżera startowego</text:span><text:span text:style-name="T3">) do uruchomienia systemu z dysku. </text:span><text:span text:style-name="T75">vmlinuz</text:span><text:span text:style-name="T3"> to jądro Linuksa, a </text:span><text:span text:style-name="T75">initrd.gz</text:span><text:span text:style-name="T3"> zawiera początkowy </text:span><text:span text:style-name="T62">ramdisk</text:span><text:span text:style-name="T3"> używany do ładowania i inicjalizacji pełnego system.</text:span></text:p>
      <text:p text:style-name="P2"/>
      <text:p text:style-name="P2">Z drugiej strony mamy <text:span text:style-name="T75">linuxfs</text:span> i <text:span text:style-name="T75">rootfs</text:span>. Te dwa pliki są zazwyczaj znacznie większe niż <text:span text:style-name="T75">vmlinuz</text:span></text:p>
      <text:p text:style-name="Standard">i <text:span text:style-name="T75">initrd.gz</text:span>, ponieważ przechowują "<text:span text:style-name="T127">istotę</text:span>" systemu (mój plik <text:span text:style-name="T60">linuxfs</text:span> ma obecnie rozmiar 1,87 GB</text:p>
      <text:p text:style-name="Standard"><text:span text:style-name="T3">podczas gdy mój </text:span><text:span text:style-name="T61">rootfs</text:span><text:span text:style-name="T3"> ma zawsze dokładnie 2 GB). </text:span><text:span text:style-name="T75">linuxfs</text:span><text:span text:style-name="T3"> zawiera skompresowany system plików tylko do odczytu </text:span><text:span text:style-name="T12">(</text:span><text:span text:style-name="T63">read-only)</text:span><text:span text:style-name="T3"> z kompletny</text:span><text:span text:style-name="T12">m</text:span><text:span text:style-name="T3"> system</text:span><text:span text:style-name="T12">em operacyjnym -</text:span><text:span text:style-name="T3"> każdy plik </text:span><text:span text:style-name="T12">niezbędny</text:span><text:span text:style-name="T3"> </text:span><text:soft-page-break/><text:span text:style-name="T3">do uruchomienia MX Linux oraz </text:span><text:span text:style-name="T12">dodatkowo </text:span><text:span text:style-name="T3">pliki użytkownika. W moim przypadku </text:span><text:span text:style-name="T61">linuxfs</text:span><text:span text:style-name="T3"> jest nieco poniżej 2 GB (z kompresją </text:span><text:span text:style-name="T61">lz4</text:span><text:span text:style-name="T3">), ale używam mocno dostosowanego systemu, z mnóstw</text:span><text:span text:style-name="T13">em</text:span><text:span text:style-name="T3"> rzecz</text:span><text:span text:style-name="T13">y</text:span><text:span text:style-name="T3">, których nie chcę lub nie potrzebuję usuwać.</text:span></text:p>
      <text:p text:style-name="P2"/>
      <text:p text:style-name="Standard"><text:span text:style-name="T14">Tak więc</text:span><text:span text:style-name="T3"> system plików tylko do odczytu ma wiele zalet (na przykład wirus/trojan nie może </text:span><text:span text:style-name="T14">się tam dostać</text:span><text:span text:style-name="T3">), ale oczywiście nie może </text:span><text:span text:style-name="T14">też zapisywać</text:span><text:span text:style-name="T3"> żadnych zmian. W tym miejscu </text:span><text:span text:style-name="T14">wchodzi do gry </text:span><text:span text:style-name="T3">drugi plik, </text:span><text:span text:style-name="T75">rootfs</text:span><text:span text:style-name="T3">. To jest jeden z dwóch plik</text:span><text:span text:style-name="T14">ów </text:span><text:span text:style-name="T85">p</text:span><text:span text:style-name="T87">ersistence</text:span><text:span text:style-name="T3"> </text:span><text:span text:style-name="T14">(u</text:span><text:span text:style-name="T35">trwalania</text:span><text:span text:style-name="T14">) </text:span><text:span text:style-name="T3">obsługiwan</text:span><text:span text:style-name="T14">ych</text:span><text:span text:style-name="T3"> przez MX. </text:span><text:span text:style-name="T14">Z</text:span><text:span text:style-name="T3">awiera pełny system plików Linux, choć początkowo jest (prawie) pusty.</text:span></text:p>
      <text:p text:style-name="P2"/>
      <text:p text:style-name="P17"><text:span text:style-name="T3">Jak działa ta funkcja </text:span><text:span text:style-name="T89">P</text:span><text:span text:style-name="T88">ersistence</text:span><text:span text:style-name="T3">? </text:span><text:span text:style-name="T15">K</text:span><text:span text:style-name="T3">od </text:span><text:span text:style-name="T15">inicjujący</text:span><text:span text:style-name="T3"> w </text:span><text:span text:style-name="T75">initrd.gz</text:span><text:span text:style-name="T3"> zasadniczo robi trzy rzeczy (</text:span><text:span text:style-name="T15">tzn. </text:span><text:span text:style-name="T3">robi dużo więcej, ale </text:span><text:span text:style-name="T51">te </text:span><text:span text:style-name="T15">trzy rzeczy dotyczą funkcji </text:span><text:span text:style-name="T64">persistence</text:span><text:span text:style-name="T3">): najpierw montuje </text:span><text:span text:style-name="T75">linuxfs</text:span><text:span text:style-name="T3">, aby zawartość </text:span><text:span text:style-name="T15">była </text:span><text:span text:style-name="T3">dostępna tak, jakby była normalną partycją dysku (ale, jak wspomniano, jest to </text:span><text:span text:style-name="T15">montowanie tylko do odczytu – </text:span><text:span text:style-name="T64">read-only</text:span><text:span text:style-name="T3">). Następnie montuje </text:span><text:span text:style-name="T15">kolejny</text:span><text:span text:style-name="T3"> plik, </text:span><text:span text:style-name="T75">rootfs</text:span><text:span text:style-name="T3">, </text:span><text:span text:style-name="T15">do odczytu<text:line-break/>i zapisu (</text:span><text:span text:style-name="T64">read-write</text:span><text:span text:style-name="T99">)</text:span><text:span text:style-name="T3">. Wreszcie używa </text:span><text:span text:style-name="T16">zamontowanego </text:span><text:span text:style-name="T75">rootfs</text:span><text:span text:style-name="T3"> do utw</text:span><text:span text:style-name="T16">orzenia</text:span><text:span text:style-name="T3"> warstw</text:span><text:span text:style-name="T16">y</text:span><text:span text:style-name="T3"> (nakładk</text:span><text:span text:style-name="T16">i<text:line-break/></text:span><text:span text:style-name="T3">w </text:span><text:span text:style-name="T16">języku</text:span><text:span text:style-name="T3"> techniczn</text:span><text:span text:style-name="T16">ym</text:span><text:span text:style-name="T3">) nad </text:span><text:span text:style-name="T16">zamontowanym</text:span><text:span text:style-name="T3"> </text:span><text:span text:style-name="T75">linuxfs</text:span><text:span text:style-name="T3">, tak aby uzysk</text:span><text:span text:style-name="T16">iwanie dostępu</text:span><text:span text:style-name="T3"> do systemu plików najpierw prze</text:span><text:span text:style-name="T16">chodziło</text:span><text:span text:style-name="T3"> przez warstwę </text:span><text:span text:style-name="T75">rootfs</text:span><text:span text:style-name="T97">, </text:span><text:span text:style-name="T100">a dopiero następnie do</text:span><text:span text:style-name="T3"> warstwy </text:span><text:span text:style-name="T75">linuxfs</text:span><text:span text:style-name="T3">.</text:span></text:p>
      <text:p text:style-name="P17"><text:span text:style-name="T3"/></text:p>
      <text:p text:style-name="P17"><text:span text:style-name="T3">Teraz musimy rozdzielić dwa scenariusze: prosty dostęp do odczytu i dostęp do zapisu. Najpierw </text:span><text:span text:style-name="T17">odczyt</text:span><text:span text:style-name="T3">: jeśli aplikacja chce odczytać plik, to </text:span><text:span text:style-name="T17">nakładka</text:span><text:span text:style-name="T3"> przechwytuje to wywołanie i sprawdza, czy ten plik nie znajduje się już w </text:span><text:span text:style-name="T17">warstwie </text:span><text:span text:style-name="T75">rootfs</text:span><text:span text:style-name="T3">. Jeśli </text:span><text:span text:style-name="T18">znajduje się</text:span><text:span text:style-name="T3">, to stamtąd jest odczytywany<text:line-break/>i zwracany. Jeśli nie </text:span><text:span text:style-name="T18">znajduje się tam</text:span><text:span text:style-name="T3">, jest </text:span><text:span text:style-name="T18">wtedy </text:span><text:span text:style-name="T3">odczytywany z warstwy </text:span><text:span text:style-name="T75">linuxfs</text:span><text:span text:style-name="T3"> i zwracany.</text:span></text:p>
      <text:p text:style-name="Standard"><text:span text:style-name="T18"/></text:p>
      <text:p text:style-name="Standard"><text:span text:style-name="T18">Zapisywanie</text:span><text:span text:style-name="T3"> to jednak inna historia: każdy dostęp do zapisu jest przechwytywany i trafia bezpośrednio do </text:span><text:span text:style-name="T18">warstwy </text:span><text:span text:style-name="T75">rootfs</text:span><text:span text:style-name="T3">, tj. ten plik lub zmiana jest zawsze </text:span><text:span text:style-name="T18">przechowywana</text:span><text:span text:style-name="T3"> w systemie plików </text:span><text:span text:style-name="T75">rootfs</text:span><text:span text:style-name="T3">. W zasadzie tak </text:span><text:span text:style-name="T18">wygląda implementacja</text:span><text:span text:style-name="T65"> persistence</text:span><text:span text:style-name="T101"> (</text:span><text:span text:style-name="T108">utrwalania</text:span><text:span text:style-name="T101">) w</text:span><text:span text:style-name="T61"> </text:span><text:span text:style-name="T3">MX </text:span><text:span text:style-name="T18">Linux. </text:span><text:span text:style-name="T3">(Istnieją pewne drobne komplikacje, takie jak usuwanie plików, ale podstawow</text:span><text:span text:style-name="T18">a</text:span><text:span text:style-name="T3"> zasada jest taka, że wszystkie zmiany w uruchomionej, oszczędnej instalacji </text:span><text:span text:style-name="T77">Frugal Install </text:span><text:span text:style-name="T3">z włączonym </text:span><text:span text:style-name="T77">root persistence</text:span><text:span text:style-name="T3"> są przechwytywane i przechowywane w warstwie </text:span><text:span text:style-name="T75">rootfs</text:span><text:span text:style-name="T3">.)</text:span></text:p>
      <text:p text:style-name="P2"/>
      <text:p text:style-name="P17"><text:span text:style-name="T19">Istnieją</text:span><text:span text:style-name="T3"> dwa sposoby na zamontowanie pliku </text:span><text:span text:style-name="T75">rootfs</text:span><text:span text:style-name="T3">. </text:span><text:span text:style-name="T19">Pierwszy to montowanie bezpośrednie</text:span><text:span text:style-name="T3"> (</text:span><text:span text:style-name="T19">tzn</text:span><text:span text:style-name="T3">. jako </text:span><text:span text:style-name="T19">urządzenie pętlowe – </text:span><text:span text:style-name="T66">loop device</text:span><text:span text:style-name="T3">). </text:span><text:span text:style-name="T19">O</text:span><text:span text:style-name="T3">znacza to, że każda przechwycona zmiana jest natychmiast zapisywana do pliku </text:span><text:span text:style-name="T75">rootfs</text:span><text:span text:style-name="T3"> i </text:span><text:span text:style-name="T19">pojawia się</text:span><text:span text:style-name="T3"> na dysku twardym. Ten tryb </text:span><text:span text:style-name="T19">nazywa się </text:span><text:span text:style-name="T78">static persistence</text:span><text:span text:style-name="T102"> (u</text:span><text:span text:style-name="T109">trwalanie statyczne</text:span><text:span text:style-name="T102">)</text:span><text:span text:style-name="T3">.</text:span></text:p>
      <text:p text:style-name="P17"><text:span text:style-name="T3"/></text:p>
      <text:p text:style-name="P19"><text:span text:style-name="T3">Drugi tryb (zwany</text:span><text:span text:style-name="T75"> </text:span><text:span text:style-name="T78">dynamic persistence</text:span><text:span text:style-name="T102"> – </text:span><text:span text:style-name="T108">utrwalanie</text:span><text:span text:style-name="T102"> dynamiczn</text:span><text:span text:style-name="T108">e</text:span><text:span text:style-name="T102">)</text:span><text:span text:style-name="T75"> </text:span><text:span text:style-name="T3">działa poprzez skopiowanie pełnej zawartości </text:span><text:span text:style-name="T75">rootfs</text:span><text:span text:style-name="T3"> z dysku do pamięci RAM podczas rozruchu, </text:span><text:span text:style-name="T19">a następnie zamontowani</text:span><text:span text:style-name="T52">e</text:span><text:span text:style-name="T19"> tej</text:span><text:span text:style-name="T3"> kop</text:span><text:span text:style-name="T19">ii z pamięci</text:span><text:span text:style-name="T3"> RAM. </text:span><text:span text:style-name="T20">I znowu, </text:span><text:span text:style-name="T3">wszystkie dostępy do zapisu i inne zmiany są przechwytywane, ale tym razem są one przechowywane tylko w pamięci RAM, a nie w pliku </text:span><text:span text:style-name="T75">rootfs</text:span><text:span text:style-name="T3"> na dysku. Oznacza to, że </text:span><text:span text:style-name="T79">dynamic persistence</text:span><text:span text:style-name="T3"> jest szyb</text:span><text:span text:style-name="T20">sz</text:span><text:span text:style-name="T53">e</text:span><text:span text:style-name="T3"> niż</text:span><text:span text:style-name="T75"> </text:span><text:span text:style-name="T79">static persistence</text:span><text:span text:style-name="T75"> </text:span><text:span text:style-name="T3">(zwłaszcza jeśli plik</text:span><text:span text:style-name="T75"> </text:span><text:span text:style-name="T79">rootfs</text:span><text:span text:style-name="T75"> </text:span><text:span text:style-name="T3">znajduje się na wolnej pamięci USB), ale także oznacza, że wszystkie zmiany są przechowywane tylko</text:span></text:p>
      <text:p text:style-name="P20"><text:span text:style-name="T3">w pamięci RAM i mogą zostać utracone, na przykład w przypadku awarii zasilania.</text:span></text:p>
      <text:p text:style-name="P17"><text:span text:style-name="T3"/></text:p>
      <text:p text:style-name="P17"><text:span text:style-name="T3">Oczywiście oznacza to również, że część pamięci RAM nie jest dostępna d</text:span><text:span text:style-name="T21">la</text:span><text:span text:style-name="T3"> </text:span><text:span text:style-name="T21">działającego</text:span><text:span text:style-name="T3"> systemu i czy </text:span><text:span text:style-name="T21">będzie to</text:span><text:span text:style-name="T3"> problem</text:span><text:span text:style-name="T21">em</text:span><text:span text:style-name="T3"> zależy od całkowitej ilości zainstalowanej pamięci RAM. W moim </text:span><text:span text:style-name="T21">produkcyjnym komputerze</text:span><text:span text:style-name="T3"> mam 16 GB i </text:span><text:span text:style-name="T21">nie mam żadnych problemów</text:span><text:span text:style-name="T3">, ale komputer z zaledwie<text:line-break/>4 GB </text:span><text:span text:style-name="T21">pamięci RAM </text:span><text:span text:style-name="T3">prawdopodobnie nie będzie działał zbyt dobrze </text:span><text:span text:style-name="T21">w trybie </text:span><text:span text:style-name="T80">dynamic persistence</text:span><text:span text:style-name="T3">.</text:span></text:p>
      <text:p text:style-name="P2"/>
      <text:p text:style-name="P17"><text:soft-page-break/><text:span text:style-name="T3">Co więcej, w tym trybie </text:span><text:span text:style-name="T22">(</text:span><text:span text:style-name="T96">dynamic persistence</text:span><text:span text:style-name="T103">) </text:span><text:span text:style-name="T97">użytkownik</text:span><text:span text:style-name="T3"> musi upewnić się, że zmiany </text:span><text:span text:style-name="T22">zostaną</text:span><text:span text:style-name="T3"> rzeczywiście zapi</text:span><text:span text:style-name="T22">sane</text:span><text:span text:style-name="T3"> w pewnym momencie </text:span><text:span text:style-name="T22">do pliku </text:span><text:span text:style-name="T75">rootfs</text:span><text:span text:style-name="T3"> na dysku - jeśli </text:span><text:span text:style-name="T22">te zmiany </text:span><text:span text:style-name="T3">mają być trwałe.</text:span></text:p>
      <text:p text:style-name="P17"><text:span text:style-name="T3"/></text:p>
      <text:p text:style-name="P17"><text:span text:style-name="T3">Można to zrobić na dwa sposoby: </text:span><text:span text:style-name="T22">bezpośrednio </text:span><text:span text:style-name="T3">uruchamiając </text:span><text:span text:style-name="T22">narzędzi</text:span><text:span text:style-name="T36">e</text:span><text:span text:style-name="T3"> CLI o nazwie „</text:span><text:span text:style-name="T75">persist-save</text:span><text:span text:style-name="T3">” lub za pomocą narzędzia </text:span><text:span text:style-name="T75">mx-remastercc</text:span><text:span text:style-name="T3"> </text:span><text:span text:style-name="T22">(MX Remaster) </text:span><text:span text:style-name="T3">(przycisk „</text:span><text:span text:style-name="T61">Save root persistence</text:span><text:span text:style-name="T3">” - </text:span><text:span text:style-name="T67">Zapisz root persistence</text:span><text:span text:style-name="T3">). Można to też zrobić </text:span><text:span text:style-name="T22">podczas </text:span><text:span text:style-name="T3">wyłącz</text:span><text:span text:style-name="T22">ania systemu</text:span><text:span text:style-name="T3">, </text:span><text:span text:style-name="T22">albo </text:span><text:span text:style-name="T3">ręcznie </text:span><text:span text:style-name="T22">albo </text:span><text:span text:style-name="T3">automatycznie. Ponownie, zobacz narzędzie </text:span><text:span text:style-name="T75">mx-remastercc</text:span><text:span text:style-name="T3"> </text:span><text:span text:style-name="T22">(MX Remaster) </text:span><text:span text:style-name="T3">(przycisk „</text:span><text:span text:style-name="T67">Configure live persistence”</text:span><text:span text:style-name="T103"> - </text:span><text:span text:style-name="T67">Konfiguruj live persistence</text:span><text:span text:style-name="T3">) lub narzędzie CLI „</text:span><text:span text:style-name="T75">persist-config</text:span><text:span text:style-name="T3">”. Tak czy inaczej, wszystkie skumulowane zmiany przechowywane w pamięci RAM są </text:span><text:span text:style-name="T23">wtedy</text:span><text:span text:style-name="T3"> zapisywane do pliku </text:span><text:span text:style-name="T75">rootfs</text:span><text:span text:style-name="T3"> na dysku twardym w jed</text:span><text:span text:style-name="T23">nym</text:span><text:span text:style-name="T3"> podejści</text:span><text:span text:style-name="T23">u</text:span><text:span text:style-name="T3">.</text:span></text:p>
      <text:p text:style-name="P2"/>
      <text:p text:style-name="Standard"><text:span text:style-name="T3">Jak już </text:span><text:span text:style-name="T54">wspomniałem</text:span><text:span text:style-name="T3">,</text:span><text:span text:style-name="T75"> </text:span><text:span text:style-name="T81">dynamic persistence</text:span><text:span text:style-name="T75"> </text:span><text:span text:style-name="T3">wymaga komputera z „wystarczającą” </text:span><text:span text:style-name="T24">ilością </text:span><text:span text:style-name="T3">pamięci RAM do skopiowania zawartoś</text:span><text:span text:style-name="T24">ci</text:span><text:span text:style-name="T3"> pliku </text:span><text:span text:style-name="T75">rootfs</text:span><text:span text:style-name="T3">. </text:span><text:span text:style-name="T24">Chociaż z drugiej strony, </text:span><text:span text:style-name="T3">rzeczywisty rozmiar pliku </text:span><text:span text:style-name="T75">rootfs</text:span><text:span text:style-name="T3"> sam w sobie nie jest prawdziwą miarą </text:span><text:span text:style-name="T24">wymaganej </text:span><text:span text:style-name="T3">pamię</text:span><text:span text:style-name="T24">ci</text:span><text:span text:style-name="T3"> RAM, ponieważ przydzielane jest tylko miejsce używane przez pliki. Na przykład mam plik </text:span><text:span text:style-name="T75">rootfs</text:span><text:span text:style-name="T3"> o pojemności 2 GB, ale obecnie zajmuje tylko 1,2 GB pamięci RAM.</text:span></text:p>
      <text:p text:style-name="P2"/>
      <text:p text:style-name="Standard"><text:span text:style-name="T25">Opcje</text:span><text:span text:style-name="T82"> Persistence</text:span><text:span text:style-name="T75"> </text:span><text:span text:style-name="T3">nie kończą się na </text:span><text:span text:style-name="T75">rootfs</text:span><text:span text:style-name="T3">. Możliwe jest </text:span><text:span text:style-name="T25">u</text:span><text:span text:style-name="T3">tworzenie i zamontowanie </text:span><text:span text:style-name="T25">kolejnego</text:span><text:span text:style-name="T3"> plik</text:span><text:span text:style-name="T25">u</text:span><text:span text:style-name="T68"> persistence</text:span><text:span text:style-name="T61"> </text:span><text:span text:style-name="T3">o nazwie </text:span><text:span text:style-name="T75">homefs</text:span><text:span text:style-name="T3">. Ten plik przechowuje tylko zmiany w zawartości katalogu </text:span><text:span text:style-name="T117">/home</text:span><text:span text:style-name="T3">, ale </text:span><text:span text:style-name="T25">poza tym</text:span><text:span text:style-name="T3"> działa podobnie do </text:span><text:span text:style-name="T82">static root persistence</text:span><text:span text:style-name="T3">. Oznacza to, że plik </text:span><text:span text:style-name="T75">homefs</text:span><text:span text:style-name="T3"> jest montowany jako do odczytu </text:span><text:span text:style-name="T25">i </text:span><text:span text:style-name="T3">zapisu </text:span><text:span text:style-name="T25">(</text:span><text:span text:style-name="T68">read-write</text:span><text:span text:style-name="T104">)</text:span><text:span text:style-name="T3">, a wszystkie zapisy d</text:span><text:span text:style-name="T25">la dowolnych plików<text:line-break/></text:span><text:span text:style-name="T3">w </text:span><text:span text:style-name="T119">/home</text:span><text:span text:style-name="T3"> (lub jakakolwiek inna zmiana w </text:span><text:span text:style-name="T119">/home</text:span><text:span text:style-name="T3">) zostaną przechwycone i natychmiast </text:span><text:span text:style-name="T25">zachowane</text:span><text:span text:style-name="T3"> w pliku </text:span><text:span text:style-name="T75">homefs</text:span><text:span text:style-name="T3"> na dysku. Innymi słowy, </text:span><text:span text:style-name="T82">home persistence</text:span><text:span text:style-name="T104"> jest zawsze statyczn</text:span><text:span text:style-name="T109">e</text:span><text:span text:style-name="T3">.</text:span></text:p>
      <text:p text:style-name="P2"/>
      <text:p text:style-name="Standard"><text:span text:style-name="T3">Jak dotąd </text:span><text:span text:style-name="T27">wszystko jasne? ;) Ale j</text:span><text:span text:style-name="T3">ak </text:span><text:span text:style-name="T75">rootfs</text:span><text:span text:style-name="T3"> i </text:span><text:span text:style-name="T75">homefs</text:span><text:span text:style-name="T3"> współdziałają ze sobą? Albo inaczej, </text:span><text:span text:style-name="T27">jak ostatecznie zachodzą w nich zmiany</text:span><text:span text:style-name="T3">?</text:span></text:p>
      <text:p text:style-name="P8"/>
      <text:p text:style-name="P8">Mamy sześć następujących permutacji:</text:p>
      <text:p text:style-name="P8"/>
      <text:p text:style-name="Standard"><text:span text:style-name="T3">1. Brak </text:span><text:span text:style-name="T83">persistence</text:span><text:span text:style-name="T3">: żadne zmiany nie są nigdzie zapisywane</text:span></text:p>
      <text:p text:style-name="Standard"><text:span text:style-name="T3"/></text:p>
      <text:p text:style-name="Standard"><text:span text:style-name="T3">2. Tylko </text:span><text:span text:style-name="T83">static rootfs</text:span><text:span text:style-name="T3">: zmiany (w tym te w </text:span><text:span text:style-name="T119">/home</text:span><text:span text:style-name="T3">) są zapisywane w </text:span><text:span text:style-name="T75">rootfs</text:span><text:span text:style-name="T3"> na dysku, </text:span><text:span text:style-name="T27">w momencie, </text:span><text:span text:style-name="T3">gdy się pojawiają</text:span></text:p>
      <text:p text:style-name="Standard"><text:span text:style-name="T3"/></text:p>
      <text:p text:style-name="Standard"><text:span text:style-name="T3">3. Tylko </text:span><text:span text:style-name="T83">dynamic rootfs</text:span><text:span text:style-name="T3">: zmiany (włącznie z tymi w </text:span><text:span text:style-name="T119">/home</text:span><text:span text:style-name="T3">) są zapisywane w kopii RAM </text:span><text:span text:style-name="T75">rootfs</text:span><text:span text:style-name="T3"> tak jak one się </text:span><text:span text:style-name="T27">pojawiają</text:span><text:span text:style-name="T3"> i muszą zostać zapisane na dysku albo </text:span><text:span text:style-name="T27">ręcznie</text:span><text:span text:style-name="T3">, albo </text:span><text:span text:style-name="T27">przy</text:span><text:span text:style-name="T3"> wyłącz</text:span><text:span text:style-name="T27">aniu systemu</text:span></text:p>
      <text:p text:style-name="Standard"><text:span text:style-name="T27"/></text:p>
      <text:p text:style-name="Standard"><text:span text:style-name="T3">4. </text:span><text:span text:style-name="T27">T</text:span><text:span text:style-name="T3">ylko </text:span><text:span text:style-name="T75">homefs</text:span><text:span text:style-name="T3">: zmiany w </text:span><text:span text:style-name="T119">/home</text:span><text:span text:style-name="T3"> są zapisywane w </text:span><text:span text:style-name="T75">homefs</text:span><text:span text:style-name="T3"> na dysku na bieżąco; inne zmiany nie są </text:span><text:span text:style-name="T27">zapisywane</text:span></text:p>
      <text:p text:style-name="Standard"><text:span text:style-name="T27"/></text:p>
      <text:p text:style-name="Standard"><text:span text:style-name="T3">5.</text:span><text:span text:style-name="T119"> </text:span><text:span text:style-name="T83">static</text:span><text:span text:style-name="T75"> rootfs</text:span><text:span text:style-name="T3"> i </text:span><text:span text:style-name="T75">homefs</text:span><text:span text:style-name="T3">: zmiany (z wyjątkiem tych w </text:span><text:span text:style-name="T119">/home</text:span><text:span text:style-name="T3">) są zapisywane w </text:span><text:span text:style-name="T75">rootfs</text:span><text:span text:style-name="T3"> na bieżąco;</text:span></text:p>
      <text:p text:style-name="Standard"><text:span text:style-name="T3">zmiany w </text:span><text:span text:style-name="T119">/home</text:span><text:span text:style-name="T3"> są zapisywane w </text:span><text:span text:style-name="T75">homefs</text:span><text:span text:style-name="T97"> </text:span><text:span text:style-name="T105">na dysku, w momencie, gdy się pojawiają</text:span></text:p>
      <text:p text:style-name="Standard"><text:span text:style-name="T105"/></text:p>
      <text:p text:style-name="Standard"><text:span text:style-name="T3">6. </text:span><text:span text:style-name="T83">dynamic rootfs</text:span><text:span text:style-name="T3"> i </text:span><text:span text:style-name="T75">homefs</text:span><text:span text:style-name="T3">: zmiany (z wyjątkiem tych w </text:span><text:span text:style-name="T119">/home</text:span><text:span text:style-name="T3">) są zapisywane w kopii RAM </text:span><text:span text:style-name="T75">rootfs</text:span><text:span text:style-name="T3"> </text:span><text:span text:style-name="T27">w momencie, gdy się pojawiają</text:span><text:span text:style-name="T3"> i muszą zostać zapisane albo </text:span><text:span text:style-name="T27">ręcznie</text:span><text:span text:style-name="T3">, albo </text:span><text:span text:style-name="T27">przy zamykaniu systemu</text:span><text:span text:style-name="T3">; zmiany w </text:span><text:span text:style-name="T119">/home</text:span><text:span text:style-name="T3"> są zapisywane w </text:span><text:span text:style-name="T75">homefs</text:span><text:span text:style-name="T3"> na dysku </text:span><text:span text:style-name="T27">w momencie, gdy się pojawiają.</text:span></text:p>
      <text:p text:style-name="P9"><text:soft-page-break/></text:p>
      <text:p text:style-name="P9">Przyjrzyjmy się więc, co się dzieje, gdy tworzymy (lub zmieniamy) dwa różne pliki, jeden w <text:span text:style-name="T119">/usr</text:span>, a drugi w katalog<text:span text:style-name="T132">u</text:span> domowy<text:span text:style-name="T132">m</text:span> użytkownika dla tych sześciu trybów:</text:p>
      <text:p text:style-name="P9"/>
      <text:p text:style-name="P14"><text:span text:style-name="T132">$ </text:span>sudo touch /etc/pliktestowy; <text:span text:style-name="T132">touch</text:span> ~/pliktestowy</text:p>
      <text:p text:style-name="P9"/>
      <text:p text:style-name="P9">1. Żaden z tych plików nie jest zapisywany.</text:p>
      <text:p text:style-name="P9"/>
      <text:p text:style-name="P9">2. Oba pliki trafiają do pliku <text:span text:style-name="T75">rootfs</text:span> na dysku.</text:p>
      <text:p text:style-name="P9"/>
      <text:p text:style-name="Standard"><text:span text:style-name="T27">3. Oba pliki trafiają do kopii </text:span><text:span text:style-name="T83">rootfs</text:span><text:span text:style-name="T27"> w pamięci RAM i m</text:span><text:span text:style-name="T32">usi ona zostać zapisana (kopia, na dysku)</text:span><text:span text:style-name="T27">, </text:span><text:span text:style-name="T29">albo </text:span><text:span text:style-name="T27">r</text:span><text:span text:style-name="T29">ęcznie</text:span><text:span text:style-name="T27"> </text:span><text:span text:style-name="T29">albo</text:span><text:span text:style-name="T27"> podczas zamykania </text:span><text:span text:style-name="T29">systemu</text:span><text:span text:style-name="T27">. </text:span><text:span text:style-name="T31">Jeśli</text:span><text:span text:style-name="T30"> tak się stanie</text:span><text:span text:style-name="T27">, oba pliki </text:span><text:span text:style-name="T30">trafiają</text:span><text:span text:style-name="T27"> </text:span><text:span text:style-name="T30">do</text:span><text:span text:style-name="T27"> pliku </text:span><text:span text:style-name="T83">rootfs</text:span><text:span text:style-name="T27"> na dysku.</text:span></text:p>
      <text:p text:style-name="Standard"><text:span text:style-name="T27"/></text:p>
      <text:p text:style-name="P9">4. <text:span text:style-name="T117">~/</text:span><text:span text:style-name="T118">pliktestowy</text:span> jest zapisywany w pliku <text:span text:style-name="T75">homefs</text:span> na dysku. <text:span text:style-name="T117">/etc/pliktestowy</text:span> nie jest zapisywany.</text:p>
      <text:p text:style-name="P9"/>
      <text:p text:style-name="P9">5. <text:span text:style-name="T117">~/</text:span><text:span text:style-name="T118">pliktestowy</text:span> jest zapisywany w pliku <text:span text:style-name="T75">homefs</text:span> na dysku. <text:span text:style-name="T119">/etc/</text:span><text:span text:style-name="T123">pliktestowy</text:span> jest zapisywany<text:line-break/>w pliku <text:span text:style-name="T75">rootfs</text:span> na dysku.</text:p>
      <text:p text:style-name="P9"/>
      <text:p text:style-name="Standard"><text:span text:style-name="T27">6. </text:span><text:span text:style-name="T121">~/</text:span><text:span text:style-name="T123">pliktestowy</text:span><text:span text:style-name="T27"> jest zapisywany w pliku </text:span><text:span text:style-name="T83">homefs</text:span><text:span text:style-name="T27"> na dysku. </text:span><text:span text:style-name="T121">/etc/</text:span><text:span text:style-name="T123">pliktestowy</text:span><text:span text:style-name="T27"> jest zapisywany<text:line-break/>w kopii </text:span><text:span text:style-name="T83">rootfs</text:span><text:span text:style-name="T27"> w pamięci RAM i m</text:span><text:span text:style-name="T30">usi ona zostać zapisana (kopia, na dysku)</text:span><text:span text:style-name="T27">, </text:span><text:span text:style-name="T32">albo </text:span><text:span text:style-name="T27">r</text:span><text:span text:style-name="T30">ęcznie</text:span><text:span text:style-name="T27"> </text:span><text:span text:style-name="T32">albo</text:span><text:span text:style-name="T27"> podczas zamykania </text:span><text:span text:style-name="T30">systemu</text:span><text:span text:style-name="T27">. Jeśli tak się stanie, plik </text:span><text:span text:style-name="T30">ten </text:span><text:span text:style-name="T27">t</text:span><text:span text:style-name="T30">rafi</text:span><text:span text:style-name="T27"> </text:span><text:span text:style-name="T30">do</text:span><text:span text:style-name="T27"> pliku </text:span><text:span text:style-name="T83">rootfs</text:span><text:span text:style-name="T105"> </text:span><text:span text:style-name="T106">na dysku</text:span><text:span text:style-name="T27">.</text:span></text:p>
      <text:p text:style-name="Standard"><text:span text:style-name="T27"/></text:p>
      <text:p text:style-name="P18"><text:span text:style-name="T27">Przez 99% czasu używam tylko dwóch z tych opcji. Mój „normalny” tryb pracy to tryb 6, więc zmiany w </text:span><text:span text:style-name="T121">/home</text:span><text:span text:style-name="T27"> są zapisywane natychmiast, a wszystkie inne zmiany są przechowywane w kopii</text:span><text:span text:style-name="T83"> </text:span><text:span text:style-name="T84">rootfs</text:span><text:span text:style-name="T107"> w pamięci</text:span><text:span text:style-name="T83"> </text:span><text:span text:style-name="T27">RAM. Jednak NIGDY nie zapisuję żadnej z tych zmian na dysku ręcznie ani przy </text:span><text:span text:style-name="T32">zamykaniu systemu</text:span><text:span text:style-name="T27">, więc </text:span><text:span text:style-name="T32">gdy ponownie</text:span><text:span text:style-name="T27"> uruch</text:span><text:span text:style-name="T32">amiam</text:span><text:span text:style-name="T27"> system w trybie 6, plik </text:span><text:span text:style-name="T83">rootfs</text:span><text:span text:style-name="T27"> na dysku nigdy nie zmienia się między k</text:span><text:span text:style-name="T32">olejnymi uruchomieniami</text:span><text:span text:style-name="T27">.</text:span></text:p>
      <text:p text:style-name="P18"><text:span text:style-name="T27"/></text:p>
      <text:p text:style-name="P18"><text:span text:style-name="T27">Otwiera to ciekawe możliwości, m.in. </text:span><text:span text:style-name="T32">dla </text:span><text:span text:style-name="T27">testowani</text:span><text:span text:style-name="T32">a</text:span><text:span text:style-name="T27"> </text:span><text:span text:style-name="T32">różnych </text:span><text:span text:style-name="T27">rzeczy lub testowe</text:span><text:span text:style-name="T32">go</text:span><text:span text:style-name="T27"> instalowani</text:span><text:span text:style-name="T32">a</text:span><text:span text:style-name="T27"> oprogramowania. Oznacza to również, że wirus lub </text:span><text:span text:style-name="T32">inne dziadostwo</text:span><text:span text:style-name="T27"> nie może naprawdę uszkodzić zawartoś</text:span><text:span text:style-name="T32">ci</text:span><text:span text:style-name="T27"> pliku </text:span><text:span text:style-name="T83">rootfs</text:span><text:span text:style-name="T27"> na dysku. Ta konfiguracja przetrwa nawet "sudo rm rf /usr" lub podobne takie katastrofy </text:span><text:span text:style-name="T32">w </text:span><text:span text:style-name="T27">t</text:span><text:span text:style-name="T32">erminalu</text:span><text:span text:style-name="T27">.</text:span></text:p>
      <text:p text:style-name="Standard"><text:span text:style-name="T27"/></text:p>
      <text:p text:style-name="Standard"><text:span text:style-name="T27">Jeśli i kiedy chcę coś zmienić poza </text:span><text:span text:style-name="T121">/home</text:span><text:span text:style-name="T27"> (np. zrobić aktualizację systemu, zainstalować aplikację itp.), najpierw </text:span><text:span text:style-name="T33">zapisuję</text:span><text:span text:style-name="T27"> bieżącą wersję pliku </text:span><text:span text:style-name="T83">rootfs</text:span><text:span text:style-name="T27"> na nośniku kopii zapasowej, a następnie (ponownie) uruch</text:span><text:span text:style-name="T33">amiam</text:span><text:span text:style-name="T27"> komputer w trybie 5, d</text:span><text:span text:style-name="T33">okonuję wszystkich planowanych zmian</text:span><text:span text:style-name="T27">, które c</text:span><text:span text:style-name="T33">hcę</text:span><text:span text:style-name="T27"> wykonać (</text:span><text:span text:style-name="T33">a </text:span><text:span text:style-name="T27">które od razu </text:span><text:span text:style-name="T33">pojawiają się w</text:span><text:span text:style-name="T27"> pliku </text:span><text:span text:style-name="T83">rootfs</text:span><text:span text:style-name="T27"> na dysku) i na koniec r</text:span><text:span text:style-name="T33">estartuję</text:span><text:span text:style-name="T27"> komputer z powrotem w </text:span><text:span text:style-name="T33">trybie</text:span><text:span text:style-name="T27"> 6. Jeśli wszystko poszło dobrze, po prostu kontynuuję </text:span><text:span text:style-name="T34">pracę</text:span><text:span text:style-name="T27">, ale<text:line-break/>w razie problemu mogę po prostu skopiować kopię zapasową </text:span><text:span text:style-name="T83">rootfs</text:span><text:span text:style-name="T27">, któr</text:span><text:span text:style-name="T34">ą</text:span><text:span text:style-name="T27"> stworzyłem, zanim zacząłem aktualizować/zmieniać system. Nie robię tego zbyt często, mniej więcej raz lub dwa razy w miesiącu.</text:span></text:p>
      <text:p text:style-name="Standard"><text:span text:style-name="T27"/></text:p>
      <text:p text:style-name="Standard"><text:span text:style-name="T27">(Możesz zadać sobie pytanie, dlaczego nie dokonuję zmian podczas działania </text:span><text:span text:style-name="T83">d</text:span><text:span text:style-name="T85">ynamic persistence</text:span><text:span text:style-name="T27"> (tj. tryb 6) i następnie po prostu </text:span><text:span text:style-name="T36">nie uruchamiam</text:span><text:span text:style-name="T27"> "</text:span><text:span text:style-name="T83">persist-save</text:span><text:span text:style-name="T27">". </text:span><text:span text:style-name="T36">To dlatego, że </text:span><text:span text:style-name="T27">miałem powtarzalne problemy z zapisywaniem zmian w plikach podczas działania </text:span><text:span text:style-name="T89">dynamic persistence</text:span><text:span text:style-name="T27">, więc przestałem używać tej funkcji (</text:span><text:span text:style-name="T36">więcej o tym na:</text:span><text:span text:style-name="T27"> </text:span><text:a xlink:type="simple" xlink:href="https://forum.mxlinux.org/viewtopic.php?t=56823" text:style-name="Internet_20_link" text:visited-style-name="Visited_20_Internet_20_Link"><text:span text:style-name="T27">https://forum.mxlinux.org/viewtopic.php?t=56823</text:span></text:a><text:span text:style-name="T27"> ). Jest całkiem możliwe, że ten problem został rozwiązany w nowszych wersjach MX, ale </text:span><text:soft-page-break/><text:span text:style-name="T27">nigdy tego nie sprawdzałem, ponieważ moja obecna konfiguracja jest solidna i stabiln</text:span><text:span text:style-name="T36">a</text:span><text:span text:style-name="T27">. </text:span><text:span text:style-name="T37">Twoje doświadczenie może być odmienne.</text:span></text:p>
      <text:p text:style-name="Standard"><text:span text:style-name="T37"/></text:p>
      <text:p text:style-name="P15"><text:span text:style-name="T27">Czasami chcę po prostu zmienić pojedynczy plik (powiedzmy w </text:span><text:span text:style-name="T121">/etc</text:span><text:span text:style-name="T27">) lub po prostu dodać kilka plików. W tym przypadku niekoniecznie zadaj</text:span><text:span text:style-name="T38">ę</text:span><text:span text:style-name="T27"> sobie trud ponownego uruchomienia w trybie 5. </text:span></text:p>
      <text:p text:style-name="P15"><text:span text:style-name="T27"/></text:p>
      <text:p text:style-name="P15"><text:span text:style-name="T27">Zamiast tego </text:span><text:span text:style-name="T55">zwyczajnie</text:span><text:span text:style-name="T27"> montuję plik </text:span><text:span text:style-name="T83">rootfs</text:span><text:span text:style-name="T105">:</text:span></text:p>
      <text:p text:style-name="P15"><text:span text:style-name="T136"/></text:p>
      <text:p text:style-name="P15"><text:span text:style-name="T137">$ </text:span><text:span text:style-name="T134">sudo mount -o loop /live/boot-dev/&lt;TW</text:span><text:span text:style-name="T135">O</text:span><text:span text:style-name="T134">J-KATALOG-MXLINUX&gt;/rootfs /mnt/rootfs </text:span></text:p>
      <text:p text:style-name="P15"><text:span text:style-name="T134"/></text:p>
      <text:p text:style-name="P15"><text:span text:style-name="T27">zmie</text:span><text:span text:style-name="T38">niam</text:span><text:span text:style-name="T27"> plik(i), </text:span><text:span text:style-name="T38">które</text:span><text:span text:style-name="T27"> </text:span><text:span text:style-name="T38">c</text:span><text:span text:style-name="T27">hcę zmienić i odmonto</text:span><text:span text:style-name="T38">wuję</text:span><text:span text:style-name="T27"> </text:span><text:span text:style-name="T121">/mnt/rootfs</text:span><text:span text:style-name="T27">. Na przykład, gdybym chciał zmienić </text:span><text:span text:style-name="T121">/etc/environment</text:span><text:span text:style-name="T27">, </text:span><text:span text:style-name="T38">wyedytowałbym</text:span><text:span text:style-name="T27"> </text:span><text:span text:style-name="T121">/etc/environment</text:span><text:span text:style-name="T27"> jako </text:span><text:span text:style-name="T69">root</text:span><text:span text:style-name="T27">, zamont</text:span><text:span text:style-name="T38">owałbym</text:span><text:span text:style-name="T27"> plik </text:span><text:span text:style-name="T83">rootfs</text:span><text:span text:style-name="T27">, jak p</text:span><text:span text:style-name="T38">okaza</text:span><text:span text:style-name="T56">łem</text:span><text:span text:style-name="T27"> powyżej, a następnie skopi</text:span><text:span text:style-name="T38">owałbym</text:span><text:span text:style-name="T27"> </text:span><text:span text:style-name="T121">/etc/environment</text:span><text:span text:style-name="T27"> do </text:span><text:span text:style-name="T121">/mnt/rootfs/upper/etc/environment</text:span><text:span text:style-name="T27"> jako </text:span><text:span text:style-name="T69">root</text:span><text:span text:style-name="T27"> i </text:span><text:span text:style-name="T38">następnie odmontowałbym</text:span><text:span text:style-name="T27"> (jednak</text:span><text:span text:style-name="T38">że</text:span><text:span text:style-name="T27"> ma to sens tylko w przypadku </text:span><text:span text:style-name="T90">dynamic rootfs persistence</text:span><text:span text:style-name="T27">, </text:span><text:span text:style-name="T57">a </text:span><text:span text:style-name="T27">NIE z</text:span><text:span text:style-name="T38">e</text:span><text:span text:style-name="T27"> </text:span><text:span text:style-name="T90">static rootfs persistence</text:span><text:span text:style-name="T27">). Rzadko jednak </text:span><text:span text:style-name="T58">tak</text:span><text:span text:style-name="T27"> robię.</text:span></text:p>
      <text:p text:style-name="P15"><text:span text:style-name="T27"/></text:p>
      <text:p text:style-name="P15"><text:span text:style-name="T27">Ta konfiguracja u</text:span><text:span text:style-name="T39">dowodniła swoją solidność</text:span><text:span text:style-name="T27"> (używana przez ponad 4 lata, zaczynając od MX18)<text:line-break/>i mała niedogodnoś</text:span><text:span text:style-name="T39">ć</text:span><text:span text:style-name="T27"> związan</text:span><text:span text:style-name="T39">a</text:span><text:span text:style-name="T27"> z koniecznością sporadycznego uruchamiania w </text:span><text:span text:style-name="T39">trybie</text:span><text:span text:style-name="T91"> static persistence</text:span><text:span text:style-name="T110">, aby dokonać</text:span><text:span text:style-name="T83"> </text:span><text:span text:style-name="T27">aktualizacji i instalacji </text:span><text:span text:style-name="T39">programów,</text:span><text:span text:style-name="T27"> </text:span><text:span text:style-name="T39">jest</text:span><text:span text:style-name="T27"> dla mnie wart</text:span><text:span text:style-name="T39">a</text:span><text:span text:style-name="T27"> </text:span><text:span text:style-name="T39">wynikającej<text:line-break/>z tego </text:span><text:span text:style-name="T27">dodatkowej stabilności i spokoju </text:span><text:span text:style-name="T39">umysłu</text:span><text:span text:style-name="T27">. Ale oczywiście oszczędne instalacje </text:span><text:span text:style-name="T39">(</text:span><text:span text:style-name="T70">Frugall Installs</text:span><text:span text:style-name="T110">)</text:span><text:span text:style-name="T27"> MX Linux i ich opcje </text:span><text:span text:style-name="T69">p</text:span><text:span text:style-name="T70">ersistence</text:span><text:span text:style-name="T110"> (utrwalania)</text:span><text:span text:style-name="T27"> są tak elastyczne, że jest to tylko jeden<text:line-break/>z wielu możliwych sposobów na zrobienie tego i inn</text:span><text:span text:style-name="T39">i</text:span><text:span text:style-name="T27"> </text:span><text:span text:style-name="T39">mogą</text:span><text:span text:style-name="T27"> znaleźć </text:span><text:span text:style-name="T39">całkowicie</text:span><text:span text:style-name="T27"> </text:span><text:span text:style-name="T39">odmienny</text:span><text:span text:style-name="T27"> zestaw opcji, znacznie lepiej dostosowany do ich potrzeb.</text:span></text:p>
      <text:p text:style-name="P15"><text:span text:style-name="T27"/></text:p>
      <text:p text:style-name="P18"><text:span text:style-name="T27">Co </text:span><text:span text:style-name="T40">zatem w przypadku</text:span><text:span text:style-name="T27">, </text:span><text:span text:style-name="T40">gdy</text:span><text:span text:style-name="T27"> po wielu tygodniach lub miesiącach w pliku </text:span><text:span text:style-name="T83">rootfs</text:span><text:span text:style-name="T27"> p</text:span><text:span text:style-name="T40">ojawiło się</text:span><text:span text:style-name="T27"> tyle zmian, że nie zostało </text:span><text:span text:style-name="T40">już wiele</text:span><text:span text:style-name="T27"> wolnego miejsca? Dla mojego pliku </text:span><text:span text:style-name="T83">rootfs</text:span><text:span text:style-name="T27"> o rozmiarze 2 GB, o</text:span><text:span text:style-name="T40">siągnięcie</text:span><text:span text:style-name="T27"> punkt</text:span><text:span text:style-name="T40">u</text:span><text:span text:style-name="T27">, w którym </text:span><text:span text:style-name="T40">wykorzystane jest trochę ponad </text:span><text:span text:style-name="T27">1,6 GB zajmuje zwykle około czterech do sześciu miesięcy, a rozwiązanie jest szybkie i łatwe.</text:span></text:p>
      <text:p text:style-name="P18"><text:span text:style-name="T27"/></text:p>
      <text:p text:style-name="P18"><text:span text:style-name="T27">T</text:span><text:span text:style-name="T41">worzę po prostu</text:span><text:span text:style-name="T27"> pełną migawkę </text:span><text:span text:style-name="T41">(</text:span><text:span text:style-name="T71">snapshot</text:span><text:span text:style-name="T111">)</text:span><text:span text:style-name="T27"> systemu za pomocą narzędzia M</text:span><text:span text:style-name="T41">X Zrzut systemu (</text:span><text:span text:style-name="T71">MX Snapshot</text:span><text:span text:style-name="T111">)</text:span><text:span text:style-name="T27"> (używając jego opcji „Zacho</text:span><text:span text:style-name="T41">waj konta</text:span><text:span text:style-name="T27">”). A migawka jest w rzeczywistości plikiem ISO ze wszystkimi plikami wymaganymi do uruchomienia pełnego systemu i zawiera, </text:span><text:span text:style-name="T41">w</text:span><text:span text:style-name="T27"> katalog</text:span><text:span text:style-name="T41">u</text:span><text:span text:style-name="T27"> /antiX, zupełnie nowy plik </text:span><text:span text:style-name="T83">linuxfs</text:span><text:span text:style-name="T27">, który zawiera wszystkie zmiany zgromadzone w </text:span><text:span text:style-name="T41">dodanym </text:span><text:span text:style-name="T27">pliku </text:span><text:span text:style-name="T83">rootfs</text:span><text:span text:style-name="T27">.</text:span></text:p>
      <text:p text:style-name="P18"><text:span text:style-name="T27"/></text:p>
      <text:p text:style-name="P18"><text:span text:style-name="T27">Więc w zasadzie otwieram ten plik ISO, kopiuję nowy </text:span><text:span text:style-name="T83">linuxfs</text:span><text:span text:style-name="T27"> (i </text:span><text:span text:style-name="T83">initrd.gz</text:span><text:span text:style-name="T27">, jeśli się zmienił) do mojego </text:span><text:span text:style-name="T42">k</text:span><text:span text:style-name="T27">atalog</text:span><text:span text:style-name="T42">u</text:span><text:span text:style-name="T27"> startow</text:span><text:span text:style-name="T42">ego</text:span><text:span text:style-name="T27"> MX, </text:span><text:span text:style-name="T42">aby zastąpić stary </text:span><text:span text:style-name="T83">linuxfs</text:span><text:span text:style-name="T27"> i </text:span><text:span text:style-name="T42">usunąć stary </text:span><text:span text:style-name="T27">plik </text:span><text:span text:style-name="T83">rootfs</text:span><text:span text:style-name="T27"> (ponieważ nie jest </text:span><text:span text:style-name="T43">już więcej </text:span><text:span text:style-name="T27">potrzebny). Następnie uruchamiam </text:span><text:span text:style-name="T44">system w </text:span><text:span text:style-name="T27">tryb</text:span><text:span text:style-name="T44">ie</text:span><text:span text:style-name="T27"> 5, MX </text:span><text:span text:style-name="T44">init (proces uruchomieniowy) </text:span><text:span text:style-name="T27">rozpoznaje, że obecnie nie </text:span><text:span text:style-name="T44">istnieje</text:span><text:span text:style-name="T27"> plik </text:span><text:span text:style-name="T83">rootfs</text:span><text:span text:style-name="T27"> i pozwala mi stworzyć nowy, pusty.</text:span></text:p>
      <text:p text:style-name="P18"><text:span text:style-name="T27"/></text:p>
      <text:p text:style-name="P18"><text:span text:style-name="T27">Jak </text:span><text:span text:style-name="T44">wspomniałem</text:span><text:span text:style-name="T27">, mój plik </text:span><text:span text:style-name="T83">rootfs</text:span><text:span text:style-name="T27"> ma zawsze rozmiar 2 GB, chociaż rzeczywi</text:span><text:span text:style-name="T44">sta </text:span><text:span text:style-name="T27">pamięć RAM </text:span><text:span text:style-name="T44">wymagana </text:span><text:span text:style-name="T27">do </text:span><text:span text:style-name="T44">uruchomienia </text:span><text:span text:style-name="T92">dynamic persistence</text:span><text:span text:style-name="T27"> będzie mniejsza, </text:span><text:span text:style-name="T44">ponieważ tylko używana przestrzeń w pliku</text:span><text:span text:style-name="T92"> rootfs</text:span><text:span text:style-name="T112"> potrzebuje miejsca w pamięci RAM.</text:span><text:span text:style-name="T27"> Plik </text:span><text:span text:style-name="T83">homefs</text:span><text:span text:style-name="T27"> pozostaje </text:span><text:span text:style-name="T44">przez </text:span><text:span text:style-name="T27">cały czas nietknięty i będzie nadal działał z nowym plik</text:span><text:span text:style-name="T44">iem</text:span><text:span text:style-name="T27"> </text:span><text:span text:style-name="T83">linuxfs</text:span><text:span text:style-name="T27"> i </text:span><text:span text:style-name="T83">rootfs</text:span><text:span text:style-name="T27">.</text:span></text:p>
      <text:p text:style-name="P15"><text:span text:style-name="T27"/></text:p>
      <text:p text:style-name="P15"><text:soft-page-break/><text:span text:style-name="T27">Oczywiście tworzenie i używanie migawek </text:span><text:span text:style-name="T45">pozwala na</text:span><text:span text:style-name="T27"> z</text:span><text:span text:style-name="T45">nacznie</text:span><text:span text:style-name="T27"> więcej niż pokazuje ten krótki o</text:span><text:span text:style-name="T45">pis</text:span><text:span text:style-name="T27">, ale to jest prawdopodobnie dobry </text:span><text:span text:style-name="T45">temat</text:span><text:span text:style-name="T27"> na osobn</text:span><text:span text:style-name="T45">ą notatkę</text:span><text:span text:style-name="T27">.</text:span></text:p>
      <text:p text:style-name="P15"><text:span text:style-name="T27"/></text:p>
      <text:p text:style-name="P18"><text:span text:style-name="T27">Jedna fajna sztuczka z </text:span><text:span text:style-name="T83">p</text:span><text:span text:style-name="T93">ersistence</text:span><text:span text:style-name="T27"> z</text:span><text:span text:style-name="T45">wiązana jest z różnicą</text:span><text:span text:style-name="T27"> między </text:span><text:span text:style-name="T83">rootfs</text:span><text:span text:style-name="T27"> i </text:span><text:span text:style-name="T83">homefs</text:span><text:span text:style-name="T27">. Jak </text:span><text:span text:style-name="T45">opisałem </text:span><text:span text:style-name="T27">powyżej, jeśli pracujesz zarówno z </text:span><text:span text:style-name="T83">root</text:span><text:span text:style-name="T27">, jak i </text:span><text:span text:style-name="T83">home persistence</text:span><text:span text:style-name="T27"> (tj. tryb 5 lub 6 w </text:span><text:span text:style-name="T45">tej notatce</text:span><text:span text:style-name="T27">), </text:span><text:span text:style-name="T45">wtedy</text:span><text:span text:style-name="T27"> wszystkie zmiany w </text:span><text:span text:style-name="T121">/home</text:span><text:span text:style-name="T27"> </text:span><text:span text:style-name="T45">trafiają do</text:span><text:span text:style-name="T27"> </text:span><text:span text:style-name="T83">homefs</text:span><text:span text:style-name="T27">, podczas gdy wszystkie inne zmiany trafiają do </text:span><text:span text:style-name="T83">rootfs</text:span><text:span text:style-name="T27"> (jeśli </text:span><text:span text:style-name="T45">jest statyczny</text:span><text:span text:style-name="T27"> lub zapisan</text:span><text:span text:style-name="T45">y</text:span><text:span text:style-name="T27">).</text:span></text:p>
      <text:p text:style-name="P18"><text:span text:style-name="T27"/></text:p>
      <text:p text:style-name="P18"><text:span text:style-name="T27">Więc jeśli dodasz plik do </text:span><text:span text:style-name="T121">/home/$USER</text:span><text:span text:style-name="T27"> wtedy ten nowy plik </text:span><text:span text:style-name="T45">znajdzie się w</text:span><text:span text:style-name="T27"> </text:span><text:span text:style-name="T83">homefs</text:span><text:span text:style-name="T27">, ale nie zostanie zapisany w wersji </text:span><text:span text:style-name="T83">rootfs</text:span><text:span text:style-name="T27"> </text:span><text:span text:style-name="T121">/home/$USER</text:span><text:span text:style-name="T27">. I dlaczego miał</text:span><text:span text:style-name="T45">by być zapisywany</text:span><text:span text:style-name="T27">... w końcu jest w </text:span><text:span text:style-name="T83">homefs</text:span><text:span text:style-name="T27">. Jeśli jednak system zostanie uruchomiony w tryb</text:span><text:span text:style-name="T45">ie</text:span><text:span text:style-name="T27"> 2 lub 3 (tj. z wyłączon</text:span><text:span text:style-name="T45">ym</text:span><text:span text:style-name="T27"> </text:span><text:span text:style-name="T93">home persistence</text:span><text:span text:style-name="T27">), to wszystkie te pliki i zmiany w </text:span><text:span text:style-name="T121">/home</text:span><text:span text:style-name="T27">, które z</text:span><text:span text:style-name="T45">gromadziły</text:span><text:span text:style-name="T27"> się w pliku </text:span><text:span text:style-name="T83">homefs</text:span><text:span text:style-name="T27"> nie </text:span><text:span text:style-name="T45">będą</text:span><text:span text:style-name="T27"> obecn</text:span><text:span text:style-name="T45">e</text:span><text:span text:style-name="T27">, ponieważ </text:span><text:span text:style-name="T83">h</text:span><text:span text:style-name="T93">ome persistence</text:span><text:span text:style-name="T27"> nie jest aktywne.</text:span></text:p>
      <text:p text:style-name="P18"><text:span text:style-name="T27"/></text:p>
      <text:p text:style-name="P18"><text:span text:style-name="T27">Ale dlaczego ktoś chciałby uruch</text:span><text:span text:style-name="T45">amiać</text:span><text:span text:style-name="T27"> system w trybie 2 lub 3? Cóż, bardzo rzadko, kiedy chcę coś przetestować </text:span><text:span text:style-name="T45">naprawdę</text:span><text:span text:style-name="T27">, NAPRAWDĘ niepewn</text:span><text:span text:style-name="T45">ego i ryzykownego</text:span><text:span text:style-name="T27">, chcę uruchomić system, który jest całkowicie bezpieczny od </text:span><text:span text:style-name="T45">WSZELKICH</text:span><text:span text:style-name="T27"> zmian. Tryb 6 nie pasuje do </text:span><text:span text:style-name="T45">tego scenariusza</text:span><text:span text:style-name="T27">, ponieważ zapobiegnie zmianom w </text:span><text:span text:style-name="T83">rootfs</text:span><text:span text:style-name="T27">, ale nie w </text:span><text:span text:style-name="T121">/home</text:span><text:span text:style-name="T27">, ponieważ </text:span><text:span text:style-name="T45">te </text:span><text:span text:style-name="T27">są zapisywane w pliku </text:span><text:span text:style-name="T83">homefs</text:span><text:span text:style-name="T105">, </text:span><text:span text:style-name="T113">na bieżąco</text:span><text:span text:style-name="T27">. A całkowicie odizolowany system można uzyskać, uruchamiając </text:span><text:span text:style-name="T45">go w </text:span><text:span text:style-name="T27">tryb</text:span><text:span text:style-name="T45">ie</text:span><text:span text:style-name="T27"> 3, w którym </text:span><text:span text:style-name="T83">r</text:span><text:span text:style-name="T93">oot persistence</text:span><text:span text:style-name="T27"> jest dynamiczn</text:span><text:span text:style-name="T45">e</text:span><text:span text:style-name="T27">, a </text:span><text:span text:style-name="T83">h</text:span><text:span text:style-name="T93">ome persistence</text:span><text:span text:style-name="T27"> jest wyłączon</text:span><text:span text:style-name="T45">e</text:span><text:span text:style-name="T27">. Ale… jeśli </text:span><text:span text:style-name="T83">h</text:span><text:span text:style-name="T93">ome persistence</text:span><text:span text:style-name="T27"> jest wyłączon</text:span><text:span text:style-name="T45">e</text:span><text:span text:style-name="T27">, wszystkie </text:span><text:span text:style-name="T45">zmiany</text:span><text:span text:style-name="T27"> zapisane w </text:span><text:span text:style-name="T83">homefs</text:span><text:span text:style-name="T27"> nie są widoczne! </text:span><text:span text:style-name="T45">A nie</text:span><text:span text:style-name="T27"> tego chcę.</text:span></text:p>
      <text:p text:style-name="P15"><text:span text:style-name="T27"/></text:p>
      <text:p text:style-name="P18"><text:span text:style-name="T27">Na szczęście istnieje sposób na przeniesienie wszystkich </text:span><text:span text:style-name="T46">dokonanych</text:span><text:span text:style-name="T27"> zmian </text:span><text:span text:style-name="T46">w </text:span><text:span text:style-name="T121">/home</text:span><text:span text:style-name="T27"> przechowywanych w pliku </text:span><text:span text:style-name="T83">homefs</text:span><text:span text:style-name="T27"> z powrotem do pliku </text:span><text:span text:style-name="T83">rootfs -</text:span><text:span text:style-name="T27"> to </text:span><text:span text:style-name="T46">doskonale</text:span><text:span text:style-name="T27"> pokazuje elastyczność systemu utrwalania </text:span><text:span text:style-name="T46">(</text:span><text:span text:style-name="T72">persistence)</text:span><text:span text:style-name="T27"> MX. To nie jest trywialne zadanie, ale raz opanowane, działa bardzo dobrze.</text:span></text:p>
      <text:p text:style-name="P18"><text:span text:style-name="T27"/></text:p>
      <text:p text:style-name="P18"><text:span text:style-name="T27">Zasadniczo raz w </text:span><text:span text:style-name="T46">miesiącu</text:span><text:span text:style-name="T27"> uruchamiam </text:span><text:span text:style-name="T47">system w </text:span><text:span text:style-name="T27">tryb</text:span><text:span text:style-name="T47">ie</text:span><text:span text:style-name="T27"> 5 (</text:span><text:span text:style-name="T47">tzn. </text:span><text:span text:style-name="T94">static root persistence</text:span><text:span text:style-name="T114"> i </text:span><text:span text:style-name="T94">home persistence</text:span><text:span text:style-name="T27">). W tym trybie plik </text:span><text:span text:style-name="T83">homefs</text:span><text:span text:style-name="T27"> jest montowany w </text:span><text:span text:style-name="T121">/home</text:span><text:span text:style-name="T27">. </text:span><text:span text:style-name="T47">Natomiast </text:span><text:span text:style-name="T27">nakładka dla pliku </text:span><text:span text:style-name="T83">rootfs</text:span><text:span text:style-name="T27"> jest montowana w </text:span><text:span text:style-name="T121">/live/aufs</text:span><text:span text:style-name="T27"> i zmiany w pozostałej części systemu natychmiast trafiają do </text:span><text:span text:style-name="T83">rootfs</text:span><text:span text:style-name="T27">. Tak więc z pomocą odpowiedniego programu do synchronizacji (np. FreeFileSync lub podobnego) mogę teraz po prostu zaktualizować </text:span><text:span text:style-name="T47">k</text:span><text:span text:style-name="T27">atalog </text:span><text:span text:style-name="T121">/live/aufs/home/$USER</text:span><text:span text:style-name="T27"> (który znajduje się w </text:span><text:span text:style-name="T83">rootfs</text:span><text:span text:style-name="T27">) z zawartością mojego </text:span><text:span text:style-name="T47">katalogu </text:span><text:span text:style-name="T121">/home/$USER</text:span></text:p>
      <text:p text:style-name="P16"><text:span text:style-name="T121"/></text:p>
      <text:p text:style-name="P16"><text:span text:style-name="T27">Powiedzmy, że mam plik </text:span><text:span text:style-name="T121">/home/$USER/</text:span><text:span text:style-name="T124">pliktestowy</text:span><text:span text:style-name="T27">, którego jeszcze nie ma w </text:span><text:span text:style-name="T83">rootfs</text:span><text:span text:style-name="T27">: jeśli został skopiowany z </text:span><text:span text:style-name="T121">/home/$USER/</text:span><text:span text:style-name="T124">pliktestowy</text:span><text:span text:style-name="T27"> do </text:span><text:span text:style-name="T121">/live/aufs/home/$USER/</text:span><text:span text:style-name="T124">pliktestowy</text:span><text:span text:style-name="T27">, jest teraz dostępny również w </text:span><text:span text:style-name="T83">rootfs</text:span><text:span text:style-name="T27">. I tak dalej. Wielką zaletą, po wykonaniu synchronizacji z </text:span><text:span text:style-name="T83">homefs</text:span><text:span text:style-name="T27"> do </text:span><text:span text:style-name="T83">rootfs</text:span><text:span text:style-name="T27">, jest to, że mogę wtedy uruchom</text:span><text:span text:style-name="T47">ić system w</text:span><text:span text:style-name="T27"> tryb</text:span><text:span text:style-name="T47">ie</text:span><text:span text:style-name="T27"> 3 (</text:span><text:span text:style-name="T47">tzn</text:span><text:span text:style-name="T27">.</text:span><text:span text:style-name="T83"> </text:span><text:span text:style-name="T94">dynamic root persistence</text:span><text:span text:style-name="T83"> </text:span><text:span text:style-name="T27">i BEZ </text:span><text:span text:style-name="T94">home persistence</text:span><text:span text:style-name="T27">) i m</text:span><text:span text:style-name="T47">am wszystkie pliki</text:span><text:span text:style-name="T27">, w tym wszystk</text:span><text:span text:style-name="T47">ie</text:span><text:span text:style-name="T27"> w </text:span><text:span text:style-name="T83">homefs</text:span><text:span text:style-name="T27">, do mojej dyspozycji. Teraz ż</text:span><text:span text:style-name="T47">adne zmiany</text:span><text:span text:style-name="T27">, ani w </text:span><text:span text:style-name="T121">/home</text:span><text:span text:style-name="T27">, ani w </text:span><text:span text:style-name="T47">innych częściach systemu</text:span><text:span text:style-name="T27">, n</text:span><text:span text:style-name="T47">ie są</text:span><text:span text:style-name="T27"> zapisywane na dysku (o ile nie </text:span><text:span text:style-name="T47">zostaną zapisane</text:span><text:span text:style-name="T27"> przez użytkownika). System uruchomiony w ten sposób przetrwa wszystko, nawet "sudo rm -rf /".</text:span></text:p>
      <text:p text:style-name="P16"><text:span text:style-name="T27"/></text:p>
      <text:p text:style-name="P18"><text:span text:style-name="T27">Aby to </text:span><text:span text:style-name="T48">wszystko </text:span><text:span text:style-name="T27">podsumować, oto ostatnia sztuczka, która może być warta poznania. </text:span><text:span text:style-name="T48">To całkowicie możliwe, aby</text:span><text:span text:style-name="T27"> mieć więcej niż jeden zestaw plików </text:span><text:span text:style-name="T83">p</text:span><text:span text:style-name="T95">ersistence</text:span><text:span text:style-name="T27"> ("zestaw" oznacza<text:line-break/>w </text:span><text:span text:style-name="T48">tym przypadku</text:span><text:span text:style-name="T27"> jeden lub </text:span><text:span text:style-name="T48">obydwa rodzaje tych plików</text:span><text:span text:style-name="T27">) i uruch</text:span><text:span text:style-name="T48">a</text:span><text:span text:style-name="T27">mi</text:span><text:span text:style-name="T48">a</text:span><text:span text:style-name="T27">ć k</text:span><text:span text:style-name="T48">omputer do</text:span><text:span text:style-name="T27"> dw</text:span><text:span text:style-name="T48">óch</text:span><text:span text:style-name="T27">, trz</text:span><text:span text:style-name="T48">ech</text:span><text:span text:style-name="T27"> lub więcej zupełnie różnych systemów. Można to zrobić za pomocą </text:span><text:span text:style-name="T48">opcji rozruchu </text:span><text:span text:style-name="T27">„</text:span><text:span text:style-name="T121">pdir=</text:span><text:span text:style-name="T27">”. </text:span><text:soft-page-break/><text:span text:style-name="T27">Zasadniczo ta opcja mówi procedurom utrwalania </text:span><text:span text:style-name="T48">(</text:span><text:span text:style-name="T73">persistence</text:span><text:span text:style-name="T115">)</text:span><text:span text:style-name="T27">, gdzie szukać </text:span><text:span text:style-name="T48">pliku </text:span><text:span text:style-name="T83">rootfs</text:span><text:span text:style-name="T27"> i/lub plik(</text:span><text:span text:style-name="T48">ów</text:span><text:span text:style-name="T27">) </text:span><text:span text:style-name="T83">homefs</text:span><text:span text:style-name="T27">.</text:span></text:p>
      <text:p text:style-name="P18"><text:span text:style-name="T27"/></text:p>
      <text:p text:style-name="P18"><text:span text:style-name="T27">Możesz więc mieć jeden katalog MX ze swoimi "normalnymi" plikami systemowymi </text:span><text:span text:style-name="T48">(tzn</text:span><text:span text:style-name="T27">. </text:span><text:span text:style-name="T83">vmlinuz</text:span><text:span text:style-name="T27">, </text:span><text:span text:style-name="T83">initrd.gz</text:span><text:span text:style-name="T27">, </text:span><text:span text:style-name="T83">linuxfs</text:span><text:span text:style-name="T27"> i pliki </text:span><text:span text:style-name="T95">persistence</text:span><text:span text:style-name="T27">), a następnie inny katalog (lub nawet dwa lub więcej) z zupełnie inny</text:span><text:span text:style-name="T48">m</text:span><text:span text:style-name="T27"> zestaw</text:span><text:span text:style-name="T48">em</text:span><text:span text:style-name="T27"> plików</text:span><text:span text:style-name="T83"> </text:span><text:span text:style-name="T95">persistence</text:span><text:span text:style-name="T83"> </text:span><text:span text:style-name="T27">(i tylko te są wymagane, a nie </text:span><text:span text:style-name="T48">żadne z pozostałych</text:span><text:span text:style-name="T27"> </text:span><text:span text:style-name="T48">plików</text:span><text:span text:style-name="T27">). T</text:span><text:span text:style-name="T48">o może się przydać</text:span><text:span text:style-name="T27">, jeśli chcesz przetestować </text:span><text:span text:style-name="T48">jakieś </text:span><text:span text:style-name="T27">oprogramowanie przez dłuższy czas lub </text:span><text:span text:style-name="T48">jeśli </text:span><text:span text:style-name="T27">chcesz coś </text:span><text:span text:style-name="T48">zainstalować</text:span><text:span text:style-name="T27">, ale nie </text:span><text:span text:style-name="T48">chcesz </text:span><text:span text:style-name="T27">mieć tego w swoim „normalnym” systemie.</text:span></text:p>
      <text:p text:style-name="P16"><text:span text:style-name="T27"/></text:p>
      <text:p text:style-name="P18"><text:span text:style-name="T27">Na przykład, aby utworzyć drugi system z zainstalowanym GIMP-em, możesz utworzyć katalog, powiedzmy GIMP, poniżej katalogu, w którym znajduje się twoja oszczędna instalacja MX </text:span><text:span text:style-name="T49">(</text:span><text:span text:style-name="T74">Frugall Install</text:span><text:span text:style-name="T116">)</text:span><text:span text:style-name="T27">. Następnie skopiujesz bieżący </text:span><text:span text:style-name="T49">plik </text:span><text:span text:style-name="T83">rootfs</text:span><text:span text:style-name="T27"> i/lub plik(</text:span><text:span text:style-name="T49">i</text:span><text:span text:style-name="T27">) </text:span><text:span text:style-name="T83">homefs</text:span><text:span text:style-name="T27"> do katalogu GIMP (</text:span><text:span text:style-name="T49">najlepiej </text:span><text:span text:style-name="T27">nie robić tego podczas g</text:span><text:span text:style-name="T49">dy system uruchomiony jest w trybie oszczędnej instalacji (</text:span><text:span text:style-name="T74">Frugall Install</text:span><text:span text:style-name="T116">)</text:span><text:span text:style-name="T27">, ale k</text:span><text:span text:style-name="T49">orzystając z systemu Live </text:span><text:span text:style-name="T27">USB </text:span><text:span text:style-name="T49">na pendrivie</text:span><text:span text:style-name="T27">, ponieważ plik </text:span><text:span text:style-name="T83">homefs</text:span><text:span text:style-name="T27"> cały czas się zmienia).</text:span></text:p>
      <text:p text:style-name="P18"><text:span text:style-name="T27"/></text:p>
      <text:p text:style-name="P18"><text:span text:style-name="T27">Następn</text:span><text:span text:style-name="T49">ie uruchomisz</text:span><text:span text:style-name="T27"> system </text:span><text:span text:style-name="T49">w wersji </text:span><text:span text:style-name="T27">„GIMP”, tworząc nowy wpis rozruchowy, dodając „</text:span><text:span text:style-name="T121">pdir=&lt;TW</text:span><text:span text:style-name="T125">O</text:span><text:span text:style-name="T121">J-</text:span><text:span text:style-name="T125">KATALOG-</text:span><text:span text:style-name="T121">MXLINUX&gt;/GIMP</text:span><text:span text:style-name="T27">” do opcji rozruchu. Następnie instalujesz GIMP (który </text:span><text:span text:style-name="T49">trafia</text:span><text:span text:style-name="T27"> </text:span><text:span text:style-name="T49">do</text:span><text:span text:style-name="T27"> pliku </text:span><text:span text:style-name="T83">rootfs</text:span><text:span text:style-name="T27"> w &lt;T</text:span><text:span text:style-name="T49">WOJ-KATALOG-MXLINUX</text:span><text:span text:style-name="T27">&gt;/GIMP) i kiedy chcesz pracować<text:line-break/>z wersją </text:span><text:span text:style-name="T49">systemu </text:span><text:span text:style-name="T27">GIMP, po prostu uruchamiasz </text:span><text:span text:style-name="T49">system </text:span><text:span text:style-name="T27">z tym plikiem </text:span><text:span text:style-name="T83">rootfs</text:span><text:span text:style-name="T27">. Twój główny system pozostaje całkowicie nietknięt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fo:font-weight="normal" officeooo:paragraph-rsid="0023bc25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officeooo:rsid="00114cf2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bold" officeooo:rsid="003bca62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Uwagi dotyczące systemu antiX live, używanego przez MX Linux</text:p>
      </style:header>
      <style:footer>
        <text:p text:style-name="MP2"><text:span text:style-name="MT1">Strona </text:span><text:span text:style-name="MT2"><text:page-number text:select-page="current">5</text:page-number></text:span><text:s/><text:span text:style-name="MT1">z </text:span><text:span text:style-name="MT3">7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6-26T18:00:52.853682391</meta:creation-date>
    <meta:generator>LibreOffice/6.3.4.2.0$Linux_X86_64 LibreOffice_project/30$Build-2</meta:generator>
    <dc:date>2022-06-27T03:29:29.376683020</dc:date>
    <meta:editing-duration>PT5H45M38S</meta:editing-duration>
    <meta:editing-cycles>79</meta:editing-cycles>
    <dc:title>MX Linux - Tryb Persistence, opis działania w systemie</dc:title>
    <meta:document-statistic meta:table-count="0" meta:image-count="0" meta:object-count="0" meta:page-count="7" meta:paragraph-count="70" meta:word-count="2944" meta:character-count="19949" meta:non-whitespace-character-count="17065"/>
  </office:meta>
</office:document-meta>
</file>